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gradient" draw:fill-color="#ffffcc" draw:fill-gradient-name="Gradient_20_15" draw:opacity="8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gradient" draw:fill-color="#dbbf91" draw:fill-gradient-name="Gradient_20_16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olo1-title">
      <style:graphic-properties draw:stroke="none" draw:fill="none" draw:fill-color="#ff9900" draw:textarea-horizontal-align="justify" draw:textarea-vertical-align="middle" draw:auto-grow-height="true" draw:auto-grow-width="false" fo:min-height="4.565cm" fo:min-width="0cm" fo:padding-top="0.13cm" fo:padding-bottom="0.13cm" fo:padding-left="0.25cm" fo:padding-right="0.25cm" fo:wrap-option="no-wrap" draw:shadow="hidden" draw:shadow-color="#bb5f03"/>
    </style:style>
    <style:style style:name="pr2" style:family="presentation" style:parent-style-name="Titolo1-subtitle">
      <style:graphic-properties draw:stroke="none" draw:fill="none" draw:fill-color="#ff9900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bb5f03"/>
    </style:style>
    <style:style style:name="pr3" style:family="presentation" style:parent-style-name="Titolo1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ff99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bb5f03"/>
    </style:style>
    <style:style style:name="pr5" style:family="presentation" style:parent-style-name="Standard-outline1">
      <style:graphic-properties draw:stroke="none" draw:fill="none" draw:fill-color="#ff9900" draw:textarea-horizontal-align="justify" draw:textarea-vertical-align="top" draw:auto-grow-height="true" draw:auto-grow-width="false" fo:min-height="12.326cm" fo:min-width="0cm" fo:padding-top="0.13cm" fo:padding-bottom="0.13cm" fo:padding-left="0.25cm" fo:padding-right="0.25cm" fo:wrap-option="no-wrap" draw:shadow="hidden" draw:shadow-color="#bb5f03"/>
    </style:style>
    <style:style style:name="pr6" style:family="presentation" style:parent-style-name="Standard-notes">
      <style:graphic-properties draw:fill-color="#ffffff" fo:min-height="11.43cm"/>
    </style:style>
    <style:style style:name="pr7" style:family="presentation" style:parent-style-name="Standard-notes">
      <style:graphic-properties draw:fill-color="#ffffff" fo:min-height="11.179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46cm" fo:margin-bottom="0cm" text:enable-numbering="true" fo:text-indent="-0.952cm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.952cm" fo:margin-right="0cm" fo:margin-top="0.282cm" fo:margin-bottom="0cm" text:enable-numbering="true" fo:text-indent="-0.952cm"/>
    </style:style>
    <style:style style:name="T1" style:family="text">
      <style:text-properties fo:color="#feec94" fo:font-size="54pt" style:font-size-asian="54pt" style:font-size-complex="54pt"/>
    </style:style>
    <style:style style:name="T2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•">
        <style:text-properties fo:font-family="Garamond" style:font-family-generic="roman" style:font-pitch="variable" fo:color="#feec94" fo:font-size="100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ffffcc" fo:font-size="6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feec94" fo:font-size="6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cccc00" fo:font-size="6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ffff" fo:font-size="6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ffffcc" fo:font-size="6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ffffcc" fo:font-size="6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ffffcc" fo:font-size="6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ffffcc" fo:font-size="6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ffffcc" fo:font-size="6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ffff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eec94" fo:font-size="6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cccc00" fo:font-size="6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ffff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ffff" fo:font-size="6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ffff" fo:font-size="6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ffff" fo:font-size="6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ffff" fo:font-size="60%"/>
      </text:list-level-style-bullet>
    </text:list-style>
  </office:automatic-styles>
  <office:body>
    <office:presentation>
      <draw:page draw:name="page1" draw:style-name="dp1" draw:master-page-name="Titolo1" presentation:presentation-page-layout-name="AL1T0">
        <office:forms form:automatic-focus="false" form:apply-design-mode="false"/>
        <draw:frame presentation:style-name="pr1" draw:text-style-name="P2" draw:layer="layout" svg:width="21.59cm" svg:height="4.825cm" svg:x="1.905cm" svg:y="5.08cm" presentation:class="title" presentation:user-transformed="true">
          <draw:text-box>
            <text:p text:style-name="P1"><text:span text:style-name="T1">Dolciumi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Dolciumi dal 1889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3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La storia</text:p>
          </draw:text-box>
        </draw:frame>
        <draw:frame presentation:style-name="pr5" draw:text-style-name="P2" draw:layer="layout" svg:width="11.218cm" svg:height="12.586cm" svg:x="12.912cm" svg:y="4.444cm" presentation:class="outline" presentation:user-transformed="true">
          <draw:text-box>
            <text:list text:style-name="L3">
              <text:list-item>
                <text:p text:style-name="P4"><text:span text:style-name="T2">Azienda a carattere famigliare</text:span></text:p>
              </text:list-item>
            </text:list>
            <text:list text:style-name="L3">
              <text:list-item>
                <text:p text:style-name="P4"><text:span text:style-name="T2">Maestri cioccolatieri da 4 generazioni</text:span></text:p>
              </text:list-item>
            </text:list>
          </draw:text-box>
        </draw:frame>
        <draw:rect draw:style-name="gr2" draw:text-style-name="P5" draw:layer="layout" svg:width="8.312cm" svg:height="11.201cm" svg:x="2.364cm" svg:y="4.524cm">
          <text:p/>
        </draw:rect>
        <draw:custom-shape draw:style-name="gr3" draw:text-style-name="P2" draw:layer="layout" svg:width="8.171cm" svg:height="10.121cm" svg:x="2.386cm" svg:y="5.569cm">
          <text:p/>
          <draw:enhanced-geometry svg:viewBox="0 0 1853 2295" draw:type="non-primitive" draw:enhanced-path="M 1283 10  L 1321 14  L 1359 17  L 1396 21  L 1432 25  L 1465 30  L 1498 35  L 1529 41  L 1558 50  L 1585 60  L 1611 72  L 1634 87  L 1654 104  L 1673 123  L 1689 146  L 1703 171  L 1713 201  L 1722 241  L 1727 287  L 1727 340  L 1723 398  L 1714 465  L 1699 539  L 1678 620  L 1653 710  L 1650 729  L 1650 756  L 1654 787  L 1662 826  L 1671 869  L 1682 916  L 1695 969  L 1710 1025  L 1726 1083  L 1742 1145  L 1759 1207  L 1774 1272  L 1791 1339  L 1805 1406  L 1819 1472  L 1830 1539  L 1842 1618  L 1849 1694  L 1853 1768  L 1851 1839  L 1843 1904  L 1829 1964  L 1809 2016  L 1779 2061  L 1757 2086  L 1737 2109  L 1715 2131  L 1694 2150  L 1672 2169  L 1650 2186  L 1629 2202  L 1607 2216  L 1592 2225  L 1578 2233  L 1562 2240  L 1547 2247  L 1533 2253  L 1518 2260  L 1502 2265  L 1487 2270  L 1472 2274  L 1456 2279  L 1441 2281  L 1426 2285  L 1410 2288  L 1395 2290  L 1380 2292  L 1364 2293  L 1341 2294  L 1317 2295  L 1294 2295  L 1271 2294  L 1247 2292  L 1224 2290  L 1200 2286  L 1177 2284  L 1153 2279  L 1128 2275  L 1104 2270  L 1081 2265  L 1057 2258  L 1033 2253  L 1008 2247  L 984 2240  L 947 2230  L 910 2220  L 873 2209  L 836 2198  L 799 2188  L 762 2177  L 724 2168  L 687 2159  L 650 2150  L 613 2142  L 576 2136  L 539 2131  L 502 2128  L 465 2126  L 428 2126  L 391 2127  L 370 2128  L 350 2128  L 331 2128  L 312 2127  L 292 2126  L 274 2123  L 257 2119  L 240 2115  L 223 2112  L 207 2107  L 192 2101  L 178 2095  L 162 2087  L 148 2081  L 135 2073  L 123 2064  L 96 2043  L 72 2020  L 51 1993  L 33 1965  L 19 1936  L 9 1905  L 3 1873  L 0 1840  L 3 1802  L 9 1766  L 21 1731  L 36 1700  L 55 1668  L 75 1638  L 96 1608  L 119 1578  L 140 1549  L 161 1520  L 179 1489  L 195 1457  L 207 1424  L 215 1388  L 218 1351  L 215 1310  L 188 1142  L 162 974  L 139 810  L 120 656  L 107 513  L 102 384  L 107 275  L 124 187  L 129 170  L 135 155  L 143 141  L 151 129  L 158 118  L 167 109  L 178 101  L 188 95  L 204 87  L 222 81  L 244 73  L 267 67  L 292 60  L 319 55  L 349 49  L 379 44  L 411 39  L 444 33  L 479 30  L 516 26  L 553 22  L 590 18  L 629 14  L 669 12  L 708 9  L 748 7  L 789 5  L 830 4  L 870 3  L 911 2  L 951 0  L 992 0  L 1031 0  L 1070 2  L 1108 2  L 1145 3  L 1182 4  L 1216 5  L 1251 8  L 1283 10  Z N"/>
        </draw:custom-shape>
        <draw:custom-shape draw:style-name="gr4" draw:text-style-name="P2" draw:layer="layout" svg:width="5.402cm" svg:height="5.578cm" svg:x="5.239cm" svg:y="4.538cm">
          <text:p/>
          <draw:enhanced-geometry svg:viewBox="0 0 1225 1265" draw:type="non-primitive" draw:enhanced-path="M 1144 1168  L 1132 1164  L 1118 1160  L 1104 1155  L 1089 1152  L 1073 1146  L 1058 1143  L 1045 1138  L 1033 1134  L 1016 1127  L 998 1121  L 979 1113  L 960 1104  L 941 1095  L 924 1086  L 908 1076  L 894 1067  L 864 1046  L 839 1024  L 817 1002  L 798 979  L 780 956  L 763 932  L 749 905  L 734 877  L 729 866  L 720 840  L 717 811  L 729 788  L 758 773  L 786 751  L 812 725  L 835 699  L 853 673  L 867 653  L 876 637  L 878 632  L 892 584  L 901 533  L 904 483  L 901 435  L 894 387  L 879 343  L 860 303  L 836 267  L 816 246  L 794 224  L 768 204  L 743 183  L 717 165  L 691 149  L 665 134  L 641 121  L 606 109  L 573 99  L 540 91  L 508 86  L 476 84  L 444 84  L 414 85  L 382 90  L 351 98  L 320 109  L 290 122  L 259 139  L 229 159  L 197 183  L 166 210  L 134 241  L 114 275  L 97 315  L 86 357  L 79 401  L 77 446  L 78 488  L 82 528  L 89 562  L 98 586  L 114 613  L 132 641  L 151 668  L 170 691  L 185 710  L 197 723  L 201 728  L 169 715  L 138 697  L 110 676  L 83 649  L 60 620  L 40 585  L 23 548  L 10 509  L 4 472  L 0 436  L 0 400  L 3 366  L 8 333  L 15 301  L 24 271  L 35 243  L 42 230  L 52 214  L 64 199  L 72 186  L 87 169  L 102 154  L 118 139  L 134 123  L 152 109  L 170 97  L 189 82  L 208 71  L 229 60  L 249 49  L 269 39  L 292 30  L 314 23  L 337 16  L 361 11  L 386 6  L 405 3  L 424 1  L 443 0  L 463 0  L 484 0  L 506 0  L 526 1  L 548 3  L 566 6  L 585 10  L 604 14  L 623 17  L 642 23  L 663 29  L 682 35  L 702 42  L 726 53  L 751 65  L 772 79  L 794 93  L 814 108  L 835 123  L 853 141  L 869 158  L 886 176  L 901 193  L 915 211  L 928 230  L 939 250  L 950 267  L 960 287  L 968 304  L 978 343  L 984 382  L 987 423  L 985 464  L 982 506  L 974 546  L 964 584  L 950 620  L 947 623  L 942 632  L 932 646  L 920 663  L 906 683  L 892 702  L 877 723  L 862 741  L 845 757  L 828 773  L 811 787  L 795 799  L 780 810  L 768 817  L 761 824  L 758 825  L 747 834  L 760 859  L 777 886  L 799 913  L 822 940  L 849 964  L 877 988  L 906 1009  L 936 1027  L 942 1029  L 952 1033  L 962 1037  L 975 1041  L 987 1046  L 998 1049  L 1007 1052  L 1013 1055  L 1036 1060  L 1061 1065  L 1085 1070  L 1109 1075  L 1131 1081  L 1153 1086  L 1170 1093  L 1186 1099  L 1195 1104  L 1201 1112  L 1207 1121  L 1213 1130  L 1216 1139  L 1219 1149  L 1222 1159  L 1224 1169  L 1225 1183  L 1224 1197  L 1219 1209  L 1213 1220  L 1204 1232  L 1195 1243  L 1186 1254  L 1177 1265  L 1177 1261  L 1178 1252  L 1177 1238  L 1176 1222  L 1173 1205  L 1167 1190  L 1158 1176  L 1144 1168  Z N"/>
        </draw:custom-shape>
        <draw:custom-shape draw:style-name="gr4" draw:text-style-name="P2" draw:layer="layout" svg:width="8.061cm" svg:height="7.038cm" svg:x="2.465cm" svg:y="7.968cm">
          <text:p/>
          <draw:enhanced-geometry svg:viewBox="0 0 1828 1596" draw:type="non-primitive" draw:enhanced-path="M 20 909  L 33 890  L 50 876  L 70 867  L 92 861  L 116 858  L 142 860  L 167 862  L 193 866  L 208 870  L 225 874  L 241 877  L 256 883  L 273 886  L 288 891  L 302 894  L 315 898  L 334 900  L 353 902  L 373 899  L 391 895  L 408 889  L 425 881  L 443 872  L 458 861  L 473 848  L 489 835  L 504 820  L 517 805  L 531 788  L 542 772  L 554 755  L 565 737  L 579 712  L 592 687  L 604 664  L 614 640  L 621 616  L 628 592  L 633 565  L 637 537  L 633 528  L 628 520  L 623 515  L 619 510  L 614 507  L 609 505  L 602 505  L 597 505  L 550 513  L 505 518  L 466 520  L 430 520  L 397 518  L 368 514  L 339 507  L 315 499  L 294 487  L 274 474  L 256 459  L 240 441  L 225 421  L 211 398  L 198 374  L 186 347  L 185 342  L 180 328  L 175 306  L 170 278  L 167 246  L 167 213  L 174 178  L 185 145  L 198 121  L 209 103  L 219 90  L 228 81  L 236 76  L 245 74  L 254 71  L 264 70  L 276 69  L 287 69  L 299 70  L 311 71  L 324 74  L 337 76  L 351 79  L 366 81  L 382 83  L 398 85  L 416 87  L 435 87  L 456 87  L 477 85  L 500 81  L 526 78  L 544 75  L 563 71  L 583 66  L 602 60  L 623 53  L 643 47  L 664 41  L 681 34  L 699 28  L 716 21  L 731 15  L 744 10  L 754 6  L 762 2  L 767 1  L 768 0  L 757 11  L 745 21  L 734 32  L 722 41  L 710 50  L 698 58  L 685 67  L 674 75  L 660 83  L 647 90  L 633 97  L 619 104  L 604 111  L 587 117  L 570 122  L 553 129  L 537 134  L 521 138  L 505 141  L 490 145  L 473 148  L 457 149  L 440 150  L 425 152  L 408 152  L 391 152  L 374 150  L 357 149  L 341 148  L 323 144  L 306 141  L 288 138  L 268 139  L 251 152  L 240 173  L 231 197  L 225 224  L 221 246  L 218 263  L 218 269  L 225 293  L 234 316  L 245 338  L 259 358  L 276 377  L 294 394  L 315 408  L 337 421  L 362 431  L 388 440  L 416 446  L 447 449  L 477 450  L 509 449  L 544 444  L 578 436  L 593 432  L 611 430  L 632 430  L 651 434  L 667 441  L 681 454  L 689 474  L 690 504  L 678 551  L 666 592  L 656 627  L 647 661  L 636 692  L 624 724  L 609 759  L 591 798  L 574 824  L 556 847  L 540 867  L 523 885  L 507 900  L 490 913  L 473 925  L 457 934  L 439 941  L 422 946  L 405 951  L 387 955  L 368 958  L 350 959  L 331 960  L 310 960  L 292 959  L 276 955  L 258 949  L 241 941  L 225 934  L 209 926  L 193 920  L 176 916  L 171 916  L 165 917  L 157 918  L 151 920  L 143 922  L 137 923  L 129 927  L 122 930  L 111 943  L 103 967  L 100 999  L 101 1034  L 105 1055  L 110 1076  L 117 1099  L 125 1122  L 134 1145  L 145 1170  L 158 1194  L 172 1217  L 188 1240  L 205 1263  L 225 1284  L 245 1305  L 268 1325  L 292 1343  L 319 1360  L 347 1374  L 362 1380  L 376 1384  L 392 1386  L 407 1388  L 424 1388  L 439 1386  L 454 1384  L 471 1380  L 486 1375  L 503 1370  L 518 1365  L 533 1357  L 549 1351  L 564 1343  L 579 1335  L 593 1328  L 610 1319  L 624 1310  L 637 1301  L 650 1292  L 661 1284  L 673 1275  L 684 1268  L 694 1259  L 706 1251  L 717 1244  L 729 1237  L 741 1230  L 756 1223  L 771 1217  L 787 1210  L 805 1205  L 807 1205  L 809 1203  L 814 1202  L 822 1199  L 831 1198  L 842 1196  L 856 1196  L 873 1198  L 890 1200  L 905 1204  L 919 1208  L 930 1212  L 939 1216  L 947 1218  L 951 1219  L 952 1221  L 981 1244  L 1004 1267  L 1024 1290  L 1040 1314  L 1057 1339  L 1073 1365  L 1092 1392  L 1117 1418  L 1128 1430  L 1140 1443  L 1152 1454  L 1164 1466  L 1177 1476  L 1191 1486  L 1203 1496  L 1218 1505  L 1232 1513  L 1246 1520  L 1261 1527  L 1276 1532  L 1292 1536  L 1307 1538  L 1322 1538  L 1339 1538  L 1386 1531  L 1431 1517  L 1473 1499  L 1511 1477  L 1545 1453  L 1576 1426  L 1604 1397  L 1628 1366  L 1650 1337  L 1667 1307  L 1679 1279  L 1690 1253  L 1695 1230  L 1697 1210  L 1695 1194  L 1688 1184  L 1663 1165  L 1639 1154  L 1614 1152  L 1591 1153  L 1568 1157  L 1545 1159  L 1523 1161  L 1500 1156  L 1480 1149  L 1463 1140  L 1443 1131  L 1426 1122  L 1409 1111  L 1392 1099  L 1377 1087  L 1363 1073  L 1349 1059  L 1336 1043  L 1325 1027  L 1314 1009  L 1304 991  L 1297 972  L 1292 951  L 1286 931  L 1276 852  L 1271 783  L 1274 709  L 1285 612  L 1302 592  L 1317 576  L 1334 566  L 1350 561  L 1366 560  L 1380 561  L 1392 566  L 1404 574  L 1422 588  L 1441 599  L 1461 610  L 1480 618  L 1501 625  L 1521 630  L 1543 634  L 1563 636  L 1585 638  L 1605 638  L 1627 635  L 1648 633  L 1668 627  L 1688 622  L 1708 615  L 1727 607  L 1741 599  L 1754 590  L 1768 581  L 1780 573  L 1793 562  L 1805 551  L 1816 539  L 1828 528  L 1788 594  L 1783 602  L 1776 610  L 1770 617  L 1764 624  L 1756 631  L 1750 639  L 1743 645  L 1737 650  L 1717 664  L 1695 676  L 1672 686  L 1649 692  L 1626 698  L 1602 701  L 1577 701  L 1553 701  L 1529 698  L 1505 694  L 1480 687  L 1456 680  L 1433 671  L 1410 659  L 1387 648  L 1366 634  L 1360 631  L 1355 630  L 1350 630  L 1344 631  L 1337 635  L 1331 639  L 1325 645  L 1318 652  L 1309 707  L 1308 758  L 1313 810  L 1325 865  L 1330 885  L 1337 904  L 1345 925  L 1354 944  L 1364 963  L 1376 982  L 1387 999  L 1401 1015  L 1415 1031  L 1431 1045  L 1447 1057  L 1464 1068  L 1480 1076  L 1500 1083  L 1519 1087  L 1538 1088  L 1554 1088  L 1574 1087  L 1593 1085  L 1614 1085  L 1636 1084  L 1659 1084  L 1681 1085  L 1702 1088  L 1722 1092  L 1741 1097  L 1759 1106  L 1773 1116  L 1785 1130  L 1794 1147  L 1799 1166  L 1801 1190  L 1798 1216  L 1794 1241  L 1789 1268  L 1780 1293  L 1769 1320  L 1755 1347  L 1738 1374  L 1719 1399  L 1696 1426  L 1669 1450  L 1639 1476  L 1605 1499  L 1568 1522  L 1526 1543  L 1480 1563  L 1431 1582  L 1406 1589  L 1383 1593  L 1359 1596  L 1335 1596  L 1311 1593  L 1288 1589  L 1265 1584  L 1242 1575  L 1219 1566  L 1196 1555  L 1175 1543  L 1154 1529  L 1133 1514  L 1114 1499  L 1096 1481  L 1078 1463  L 1055 1436  L 1035 1412  L 1018 1388  L 1003 1366  L 987 1344  L 967 1324  L 944 1304  L 916 1282  L 914 1281  L 906 1279  L 895 1278  L 881 1275  L 864 1274  L 847 1273  L 832 1273  L 817 1275  L 809 1278  L 800 1281  L 791 1284  L 781 1288  L 770 1293  L 757 1298  L 744 1305  L 730 1311  L 716 1319  L 701 1327  L 685 1334  L 670 1343  L 653 1352  L 638 1361  L 621 1370  L 605 1379  L 583 1390  L 560 1402  L 536 1412  L 513 1421  L 489 1429  L 466 1435  L 442 1440  L 417 1444  L 393 1445  L 370 1445  L 346 1443  L 323 1439  L 300 1432  L 278 1423  L 256 1413  L 236 1399  L 217 1384  L 199 1369  L 181 1353  L 165 1338  L 148 1321  L 134 1305  L 119 1288  L 106 1272  L 93 1255  L 80 1238  L 69 1221  L 59 1205  L 50 1189  L 41 1172  L 33 1157  L 25 1142  L 8 1078  L 0 1015  L 5 959  L 20 909  Z N"/>
        </draw:custom-shape>
        <draw:custom-shape draw:style-name="gr4" draw:text-style-name="P2" draw:layer="layout" svg:width="0.816cm" svg:height="0.882cm" svg:x="9.256cm" svg:y="9.684cm">
          <text:p/>
          <draw:enhanced-geometry svg:viewBox="0 0 185 200" draw:type="non-primitive" draw:enhanced-path="M 85 155  L 72 136  L 65 117  L 65 101  L 71 89  L 78 83  L 88 78  L 99 76  L 106 75  L 100 60  L 97 47  L 96 38  L 97 29  L 102 23  L 109 18  L 119 14  L 132 10  L 138 9  L 145 8  L 152 8  L 160 6  L 166 5  L 174 4  L 180 1  L 185 0  L 184 1  L 180 4  L 175 8  L 169 13  L 161 18  L 154 24  L 145 29  L 137 34  L 131 38  L 124 41  L 119 42  L 115 43  L 123 50  L 131 59  L 137 71  L 138 85  L 136 92  L 131 97  L 125 102  L 119 106  L 113 108  L 106 111  L 101 112  L 97 112  L 102 117  L 108 122  L 111 127  L 114 134  L 114 159  L 105 177  L 91 189  L 72 196  L 51 199  L 31 200  L 14 199  L 0 199  L 4 199  L 13 198  L 27 195  L 43 190  L 59 185  L 72 177  L 81 167  L 85 155  Z N"/>
        </draw:custom-shape>
        <draw:custom-shape draw:style-name="gr4" draw:text-style-name="P2" draw:layer="layout" svg:width="1.397cm" svg:height="1.001cm" svg:x="7.788cm" svg:y="13.269cm">
          <text:p/>
          <draw:enhanced-geometry svg:viewBox="0 0 317 227" draw:type="non-primitive" draw:enhanced-path="M 0 195  L 5 196  L 19 199  L 39 201  L 62 204  L 85 202  L 105 199  L 120 190  L 129 174  L 120 145  L 120 117  L 127 94  L 137 81  L 143 77  L 150 76  L 156 73  L 164 73  L 171 73  L 179 73  L 185 75  L 190 76  L 189 53  L 192 35  L 197 21  L 204 11  L 213 5  L 224 1  L 234 0  L 243 0  L 252 1  L 261 1  L 270 2  L 280 2  L 289 2  L 298 2  L 308 2  L 317 1  L 314 2  L 307 7  L 295 15  L 282 22  L 268 30  L 256 36  L 245 42  L 239 43  L 245 52  L 252 65  L 253 79  L 248 95  L 241 103  L 230 110  L 219 116  L 204 118  L 190 121  L 179 122  L 169 122  L 164 122  L 169 132  L 173 145  L 176 158  L 178 169  L 161 201  L 141 220  L 115 227  L 88 225  L 62 219  L 37 210  L 16 201  L 0 195  Z N"/>
        </draw:custom-shape>
        <draw:custom-shape draw:style-name="gr4" draw:text-style-name="P2" draw:layer="layout" svg:width="1.001cm" svg:height="1.318cm" svg:x="3.651cm" svg:y="12.387cm">
          <text:p/>
          <draw:enhanced-geometry svg:viewBox="0 0 227 299" draw:type="non-primitive" draw:enhanced-path="M 227 299  L 222 298  L 208 295  L 190 290  L 169 282  L 147 273  L 129 261  L 118 247  L 115 229  L 134 205  L 144 179  L 146 156  L 141 140  L 136 134  L 130 129  L 124 126  L 118 122  L 110 119  L 104 118  L 97 117  L 92 115  L 101 94  L 105 76  L 105 60  L 101 49  L 96 40  L 88 32  L 79 27  L 70 25  L 62 22  L 53 21  L 44 18  L 35 15  L 26 12  L 17 8  L 8 4  L 0 0  L 3 3  L 8 11  L 16 21  L 26 32  L 35 45  L 45 55  L 53 64  L 59 68  L 50 74  L 40 83  L 33 96  L 32 114  L 36 124  L 44 133  L 53 143  L 64 151  L 76 157  L 87 164  L 96 168  L 101 169  L 93 175  L 87 180  L 81 188  L 76 197  L 73 233  L 83 258  L 102 276  L 128 288  L 156 294  L 184 298  L 208 298  L 227 299  Z N"/>
        </draw:custom-shape>
        <draw:custom-shape draw:style-name="gr4" draw:text-style-name="P2" draw:layer="layout" svg:width="0.573cm" svg:height="1.032cm" svg:x="3.81cm" svg:y="8.709cm">
          <text:p/>
          <draw:enhanced-geometry svg:viewBox="0 0 130 234" draw:type="non-primitive" draw:enhanced-path="M 130 234  L 126 232  L 117 229  L 105 223  L 91 216  L 77 207  L 65 197  L 59 185  L 59 172  L 75 157  L 84 139  L 88 123  L 86 111  L 79 103  L 71 97  L 61 92  L 54 89  L 66 63  L 66 44  L 59 31  L 47 23  L 41 21  L 34 18  L 28 15  L 23 13  L 17 10  L 11 7  L 5 4  L 0 0  L 4 8  L 14 24  L 26 42  L 34 52  L 28 56  L 20 61  L 14 70  L 11 83  L 13 89  L 17 97  L 23 105  L 31 111  L 38 118  L 45 123  L 51 126  L 55 128  L 48 132  L 42 135  L 37 139  L 33 146  L 28 170  L 33 190  L 45 204  L 61 214  L 80 222  L 100 227  L 117 231  L 130 234  Z N"/>
        </draw:custom-shape>
        <draw:custom-shape draw:style-name="gr4" draw:text-style-name="P2" draw:layer="layout" svg:width="0.6cm" svg:height="0.758cm" svg:x="6.738cm" svg:y="8.458cm">
          <text:p/>
          <draw:enhanced-geometry svg:viewBox="0 0 136 172" draw:type="non-primitive" draw:enhanced-path="M 1 141  L 6 144  L 12 146  L 20 148  L 28 149  L 35 150  L 43 150  L 51 150  L 56 149  L 67 145  L 79 139  L 88 131  L 97 120  L 102 107  L 104 92  L 104 75  L 99 56  L 93 46  L 85 37  L 76 32  L 67 29  L 58 29  L 48 34  L 38 42  L 26 53  L 23 61  L 20 71  L 19 81  L 21 94  L 32 101  L 42 99  L 49 88  L 55 64  L 56 65  L 60 69  L 65 75  L 67 83  L 69 92  L 65 102  L 55 111  L 37 121  L 24 121  L 12 112  L 5 98  L 0 85  L 0 66  L 2 51  L 7 39  L 15 28  L 19 24  L 23 19  L 28 14  L 34 9  L 39 5  L 47 1  L 55 0  L 63 0  L 102 11  L 126 33  L 136 58  L 136 88  L 127 116  L 112 141  L 94 160  L 74 171  L 61 172  L 48 169  L 37 164  L 25 159  L 15 153  L 7 146  L 2 143  L 1 141  Z N"/>
        </draw:custom-shape>
        <draw:custom-shape draw:style-name="gr4" draw:text-style-name="P2" draw:layer="layout" svg:width="0.596cm" svg:height="0.759cm" svg:x="6.482cm" svg:y="9.582cm">
          <text:p/>
          <draw:enhanced-geometry svg:viewBox="0 0 135 172" draw:type="non-primitive" draw:enhanced-path="M 1 141  L 7 144  L 13 147  L 21 148  L 28 149  L 36 150  L 44 150  L 50 150  L 55 149  L 67 145  L 78 140  L 87 131  L 96 121  L 101 108  L 105 93  L 105 75  L 100 56  L 92 46  L 84 37  L 76 32  L 68 29  L 58 31  L 49 34  L 38 42  L 28 55  L 23 62  L 21 71  L 19 83  L 22 94  L 32 101  L 42 99  L 50 88  L 55 64  L 56 65  L 60 69  L 64 75  L 68 83  L 68 92  L 64 102  L 55 112  L 37 122  L 24 121  L 13 112  L 5 98  L 0 85  L 0 66  L 3 52  L 8 41  L 16 29  L 19 24  L 23 19  L 28 14  L 35 9  L 40 5  L 47 1  L 55 0  L 64 0  L 102 11  L 125 33  L 135 59  L 135 88  L 127 117  L 113 143  L 93 162  L 73 172  L 60 172  L 49 170  L 36 166  L 26 159  L 16 153  L 8 147  L 3 143  L 1 141  Z N"/>
        </draw:custom-shape>
        <draw:custom-shape draw:style-name="gr4" draw:text-style-name="P2" draw:layer="layout" svg:width="0.6cm" svg:height="0.759cm" svg:x="6.253cm" svg:y="10.689cm">
          <text:p/>
          <draw:enhanced-geometry svg:viewBox="0 0 136 172" draw:type="non-primitive" draw:enhanced-path="M 1 142  L 6 144  L 14 147  L 20 148  L 29 149  L 37 151  L 45 151  L 51 151  L 57 149  L 69 146  L 79 139  L 88 132  L 96 120  L 102 107  L 105 92  L 105 75  L 99 56  L 93 46  L 85 37  L 78 31  L 69 28  L 59 30  L 50 33  L 38 41  L 28 54  L 24 61  L 20 72  L 20 82  L 23 93  L 33 100  L 42 98  L 50 87  L 56 64  L 57 65  L 61 69  L 65 75  L 69 83  L 69 92  L 65 102  L 56 111  L 38 121  L 32 123  L 25 121  L 19 118  L 14 112  L 9 106  L 5 98  L 1 92  L 0 86  L 1 67  L 4 51  L 8 40  L 15 28  L 19 24  L 23 19  L 28 14  L 34 9  L 41 5  L 48 1  L 56 0  L 65 0  L 103 12  L 126 33  L 136 59  L 136 88  L 128 116  L 113 142  L 94 161  L 75 171  L 62 172  L 50 170  L 37 165  L 25 160  L 15 153  L 8 147  L 2 143  L 1 142  Z N"/>
        </draw:custom-shape>
        <draw:custom-shape draw:style-name="gr4" draw:text-style-name="P2" draw:layer="layout" svg:width="1.587cm" svg:height="2.84cm" svg:x="7.669cm" svg:y="10.006cm">
          <text:p/>
          <draw:enhanced-geometry svg:viewBox="0 0 360 644" draw:type="non-primitive" draw:enhanced-path="M 6 241  L 12 191  L 21 145  L 34 104  L 46 68  L 59 39  L 72 17  L 83 5  L 92 0  L 108 0  L 123 2  L 140 5  L 157 10  L 175 16  L 193 23  L 212 29  L 230 35  L 248 43  L 267 49  L 284 56  L 302 61  L 317 65  L 334 67  L 348 68  L 360 67  L 328 103  L 317 102  L 304 98  L 290 94  L 276 88  L 261 82  L 246 75  L 230 68  L 215 62  L 198 54  L 183 48  L 168 43  L 152 38  L 138 34  L 124 33  L 112 31  L 100 33  L 91 35  L 83 39  L 76 45  L 68 57  L 49 108  L 35 159  L 25 211  L 21 265  L 20 319  L 23 372  L 32 426  L 45 478  L 52 496  L 58 512  L 66 529  L 75 546  L 83 561  L 94 576  L 104 592  L 115 607  L 94 644  L 62 600  L 38 553  L 21 505  L 9 454  L 3 401  L 0 348  L 2 294  L 6 241  Z N"/>
        </draw:custom-shape>
        <draw:custom-shape draw:style-name="gr4" draw:text-style-name="P2" draw:layer="layout" svg:width="2.059cm" svg:height="0.895cm" svg:x="6.253cm" svg:y="6.628cm">
          <text:p/>
          <draw:enhanced-geometry svg:viewBox="0 0 467 203" draw:type="non-primitive" draw:enhanced-path="M 0 38  L 0 0  L 4 3  L 10 5  L 19 9  L 29 13  L 42 15  L 55 15  L 68 12  L 80 5  L 78 27  L 73 29  L 69 31  L 64 33  L 59 36  L 65 49  L 74 60  L 82 72  L 92 83  L 102 93  L 113 102  L 125 111  L 136 119  L 150 126  L 165 134  L 180 139  L 195 144  L 210 148  L 226 151  L 241 152  L 258 153  L 273 152  L 290 151  L 305 148  L 320 146  L 336 140  L 350 134  L 364 128  L 378 120  L 370 114  L 364 109  L 359 102  L 352 95  L 362 78  L 370 86  L 381 93  L 396 98  L 411 101  L 426 103  L 441 105  L 455 103  L 467 102  L 430 134  L 420 135  L 413 134  L 406 130  L 398 126  L 396 130  L 387 139  L 373 153  L 353 169  L 327 184  L 295 195  L 256 203  L 210 203  L 184 198  L 157 188  L 131 172  L 107 154  L 85 133  L 65 110  L 48 86  L 34 61  L 32 58  L 31 52  L 29 47  L 29 42  L 23 42  L 15 41  L 6 40  L 0 38  Z N"/>
        </draw:custom-shape>
        <draw:custom-shape draw:style-name="gr4" draw:text-style-name="P2" draw:layer="layout" svg:width="0.556cm" svg:height="0.591cm" svg:x="7.699cm" svg:y="5.913cm">
          <text:p/>
          <draw:enhanced-geometry svg:viewBox="0 0 126 134" draw:type="non-primitive" draw:enhanced-path="M 64 134  L 51 133  L 38 129  L 28 123  L 19 115  L 10 105  L 5 93  L 1 82  L 0 68  L 1 54  L 5 41  L 10 29  L 19 19  L 28 12  L 38 5  L 51 1  L 64 0  L 76 1  L 88 5  L 98 12  L 108 19  L 116 29  L 121 41  L 125 54  L 126 68  L 125 82  L 121 93  L 116 105  L 108 115  L 98 123  L 88 129  L 76 133  L 64 134  Z N"/>
        </draw:custom-shape>
        <draw:custom-shape draw:style-name="gr4" draw:text-style-name="P2" draw:layer="layout" svg:width="0.547cm" svg:height="0.6cm" svg:x="6.623cm" svg:y="5.693cm">
          <text:p/>
          <draw:enhanced-geometry svg:viewBox="0 0 124 136" draw:type="non-primitive" draw:enhanced-path="M 61 136  L 49 134  L 37 130  L 27 124  L 18 115  L 10 106  L 5 95  L 1 82  L 0 68  L 1 54  L 5 41  L 10 30  L 18 21  L 27 12  L 37 5  L 49 2  L 61 0  L 74 2  L 86 5  L 96 12  L 106 21  L 114 30  L 119 41  L 123 54  L 124 68  L 123 82  L 119 95  L 114 106  L 106 115  L 96 124  L 86 130  L 74 134  L 61 136  Z N"/>
        </draw:custom-shape>
        <draw:custom-shape draw:style-name="gr4" draw:text-style-name="P2" draw:layer="layout" svg:width="1.217cm" svg:height="2.783cm" svg:x="4.591cm" svg:y="9.507cm">
          <text:p/>
          <draw:enhanced-geometry svg:viewBox="0 0 276 631" draw:type="non-primitive" draw:enhanced-path="M 262 271  L 271 221  L 275 175  L 276 132  L 274 95  L 270 63  L 265 39  L 257 22  L 251 14  L 236 11  L 221 8  L 206 7  L 189 5  L 173 5  L 156 7  L 138 8  L 122 9  L 104 11  L 87 11  L 71 12  L 55 12  L 40 11  L 26 8  L 12 5  L 0 0  L 11 42  L 14 42  L 20 42  L 28 42  L 40 41  L 54 40  L 68 39  L 85 37  L 101 37  L 119 36  L 137 35  L 155 35  L 173 36  L 189 36  L 205 37  L 219 40  L 231 44  L 240 48  L 247 54  L 252 63  L 256 77  L 259 130  L 258 184  L 252 238  L 242 290  L 225 341  L 206 391  L 182 439  L 154 485  L 143 500  L 132 514  L 119 528  L 106 541  L 92 554  L 78 565  L 64 577  L 49 588  L 59 631  L 102 599  L 138 560  L 170 518  L 196 472  L 217 424  L 235 374  L 249 323  L 262 271  Z N"/>
        </draw:custom-shape>
        <draw:custom-shape draw:style-name="gr4" draw:text-style-name="P2" draw:layer="layout" svg:width="1.35cm" svg:height="1.579cm" svg:x="8.171cm" svg:y="8.109cm">
          <text:p/>
          <draw:enhanced-geometry svg:viewBox="0 0 306 358" draw:type="non-primitive" draw:enhanced-path="M 0 0  L 9 25  L 18 51  L 29 77  L 41 103  L 54 128  L 68 153  L 84 177  L 101 200  L 120 222  L 140 243  L 163 262  L 188 280  L 213 297  L 243 311  L 273 322  L 306 333  L 291 358  L 237 338  L 190 313  L 149 287  L 115 259  L 87 229  L 64 200  L 45 169  L 29 140  L 19 112  L 10 86  L 5 62  L 3 42  L 0 24  L 0 11  L 0 2  L 0 0  Z N"/>
        </draw:custom-shape>
        <draw:custom-shape draw:style-name="gr4" draw:text-style-name="P2" draw:layer="layout" svg:width="1.75cm" svg:height="1.085cm" svg:x="4.335cm" svg:y="7.911cm">
          <text:p/>
          <draw:enhanced-geometry svg:viewBox="0 0 397 246" draw:type="non-primitive" draw:enhanced-path="M 397 0  L 380 22  L 362 42  L 344 64  L 325 84  L 305 103  L 283 122  L 260 140  L 237 157  L 212 172  L 186 185  L 158 196  L 129 205  L 99 212  L 67 217  L 34 218  L 0 217  L 6 246  L 63 244  L 116 236  L 163 225  L 204 208  L 241 190  L 273 168  L 300 147  L 324 124  L 343 101  L 358 78  L 371 57  L 381 38  L 389 23  L 393 10  L 395 3  L 397 0  Z N"/>
        </draw:custom-shape>
        <draw:custom-shape draw:style-name="gr4" draw:text-style-name="P2" draw:layer="layout" svg:width="2.889cm" svg:height="1.217cm" svg:x="4.846cm" svg:y="12.828cm">
          <text:p/>
          <draw:enhanced-geometry svg:viewBox="0 0 655 276" draw:type="non-primitive" draw:enhanced-path="M 50 147  L 64 143  L 79 136  L 94 130  L 110 121  L 125 112  L 140 103  L 156 93  L 172 83  L 189 71  L 205 61  L 222 50  L 238 40  L 255 29  L 273 20  L 290 11  L 307 4  L 328 1  L 348 0  L 369 1  L 388 5  L 407 11  L 425 19  L 443 31  L 459 43  L 482 64  L 509 93  L 537 126  L 566 163  L 595 199  L 620 231  L 640 258  L 655 276  L 649 272  L 634 260  L 612 242  L 584 218  L 552 191  L 519 161  L 487 129  L 457 96  L 441 80  L 425 66  L 407 55  L 387 47  L 365 41  L 341 38  L 314 38  L 286 41  L 273 46  L 258 54  L 241 63  L 222 74  L 201 85  L 181 98  L 159 112  L 138 125  L 116 138  L 94 151  L 75 161  L 56 170  L 38 177  L 23 182  L 10 185  L 0 184  L 1 182  L 6 179  L 11 173  L 19 167  L 28 159  L 36 154  L 43 149  L 50 147  Z N"/>
        </draw:custom-shape>
        <draw:custom-shape draw:style-name="gr4" draw:text-style-name="P2" draw:layer="layout" svg:width="1.865cm" svg:height="0.472cm" svg:x="6.147cm" svg:y="5.111cm">
          <text:p/>
          <draw:enhanced-geometry svg:viewBox="0 0 423 107" draw:type="non-primitive" draw:enhanced-path="M 0 107  L 16 90  L 35 74  L 56 60  L 79 46  L 102 34  L 125 23  L 149 14  L 172 5  L 189 2  L 205 1  L 222 0  L 238 0  L 255 0  L 271 1  L 287 2  L 303 5  L 319 7  L 335 11  L 351 15  L 366 20  L 381 26  L 395 32  L 409 38  L 423 46  L 400 67  L 386 60  L 372 53  L 358 48  L 344 43  L 330 38  L 316 35  L 301 32  L 287 30  L 271 28  L 256 28  L 240 28  L 224 28  L 208 29  L 191 30  L 174 33  L 158 35  L 141 43  L 125 52  L 107 61  L 89 71  L 72 81  L 57 90  L 44 99  L 33 107  L 0 107  Z N"/>
        </draw:custom-shape>
        <draw:custom-shape draw:style-name="gr4" draw:text-style-name="P2" draw:layer="layout" svg:width="0.463cm" svg:height="0.816cm" svg:x="5.83cm" svg:y="5.583cm">
          <text:p/>
          <draw:enhanced-geometry svg:viewBox="0 0 105 185" draw:type="non-primitive" draw:enhanced-path="M 105 0  L 93 11  L 83 23  L 74 34  L 65 46  L 58 56  L 50 66  L 44 74  L 38 80  L 33 93  L 27 110  L 21 126  L 14 144  L 9 159  L 4 173  L 1 181  L 0 185  L 5 158  L 12 133  L 19 106  L 28 81  L 38 57  L 50 36  L 61 16  L 72 0  L 105 0  Z N"/>
        </draw:custom-shape>
        <draw:custom-shape draw:style-name="gr4" draw:text-style-name="P2" draw:layer="layout" svg:width="1.058cm" svg:height="1.808cm" svg:x="7.942cm" svg:y="6.178cm">
          <text:p/>
          <draw:enhanced-geometry svg:viewBox="0 0 240 410" draw:type="non-primitive" draw:enhanced-path="M 0 382  L 14 378  L 28 374  L 42 367  L 57 362  L 71 355  L 85 347  L 99 339  L 115 329  L 149 290  L 175 254  L 192 222  L 205 193  L 214 167  L 219 146  L 223 126  L 227 112  L 226 80  L 223 43  L 221 13  L 219 0  L 235 63  L 240 119  L 237 168  L 226 213  L 206 255  L 181 292  L 149 329  L 113 364  L 101 371  L 88 378  L 74 385  L 61 390  L 48 397  L 34 402  L 21 406  L 9 410  L 0 382  Z N"/>
        </draw:custom-shape>
        <draw:custom-shape draw:style-name="gr5" draw:text-style-name="P2" draw:layer="layout" svg:width="0.357cm" svg:height="0.379cm" svg:x="7.748cm" svg:y="6.006cm">
          <text:p/>
          <draw:enhanced-geometry svg:viewBox="0 0 81 86" draw:type="non-primitive" draw:enhanced-path="M 41 86  L 32 85  L 25 82  L 18 79  L 12 74  L 7 67  L 3 59  L 2 52  L 0 43  L 2 34  L 3 26  L 7 19  L 12 12  L 18 7  L 25 3  L 32 1  L 41 0  L 49 1  L 57 3  L 63 7  L 69 12  L 74 19  L 78 26  L 79 34  L 81 43  L 79 52  L 78 59  L 74 67  L 69 74  L 63 79  L 57 82  L 49 85  L 41 86  Z N"/>
        </draw:custom-shape>
        <draw:custom-shape draw:style-name="gr5" draw:text-style-name="P2" draw:layer="layout" svg:width="0.344cm" svg:height="0.38cm" svg:x="6.663cm" svg:y="5.816cm">
          <text:p/>
          <draw:enhanced-geometry svg:viewBox="0 0 78 86" draw:type="non-primitive" draw:enhanced-path="M 38 86  L 31 85  L 23 82  L 17 78  L 12 73  L 6 67  L 3 59  L 1 51  L 0 43  L 1 34  L 3 26  L 6 20  L 12 13  L 17 8  L 23 4  L 31 2  L 38 0  L 46 2  L 54 4  L 60 8  L 66 13  L 72 20  L 75 26  L 77 34  L 78 43  L 77 51  L 75 59  L 72 67  L 66 73  L 60 78  L 54 82  L 46 85  L 38 86 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Gli ingredienti</text:p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6">Materie prime di ottima qualità</text:p>
              </text:list-item>
            </text:list>
            <text:list text:style-name="L3">
              <text:list-item>
                <text:p text:style-name="P6">Prodotti tradizionali</text:p>
              </text:list-item>
            </text:list>
            <text:list text:style-name="L3">
              <text:list-item>
                <text:p text:style-name="P6">Provenienti da tutto il mondo</text:p>
              </text:list-item>
            </text:list>
            <text:list text:style-name="L3">
              <text:list-item>
                <text:p text:style-name="P6">Rapporto qualità/prezzo ineguagliabil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4T2">
        <office:forms form:automatic-focus="false" form:apply-design-mode="false"/>
        <draw:frame draw:name="Object 2" draw:style-name="standard" draw:layer="layout" svg:width="23.179cm" svg:height="14.338cm" svg:x="0.934cm" svg:y="3.37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Quote di merca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4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Nuovi orizzonti</text:p>
          </draw:text-box>
        </draw:frame>
        <draw:frame presentation:style-name="pr5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6">Certificazione ISO 9000</text:p>
              </text:list-item>
            </text:list>
            <text:list text:style-name="L3">
              <text:list-item>
                <text:p text:style-name="P6">Ampliamento dello share</text:p>
              </text:list-item>
            </text:list>
            <text:list text:style-name="L3">
              <text:list-item>
                <text:p text:style-name="P6">Ampliamento del target</text:p>
              </text:list-item>
            </text:list>
            <text:list text:style-name="L3">
              <text:list-item>
                <text:p text:style-name="P6">Innovazioni e nuovi prodotti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bb5f03" draw:end-color="#993300" draw:start-intensity="100%" draw:end-intensity="100%" draw:angle="0" draw:border="0%"/>
    <draw:gradient draw:name="Gradient_20_11" draw:display-name="Gradient 11" draw:style="linear" draw:start-color="#993300" draw:end-color="#b76a03" draw:start-intensity="100%" draw:end-intensity="100%" draw:angle="2250" draw:border="0%"/>
    <draw:gradient draw:name="Gradient_20_12" draw:display-name="Gradient 12" draw:style="linear" draw:start-color="#993300" draw:end-color="#461700" draw:start-intensity="100%" draw:end-intensity="100%" draw:angle="0" draw:border="0%"/>
    <draw:gradient draw:name="Gradient_20_13" draw:display-name="Gradient 13" draw:style="linear" draw:start-color="#683501" draw:end-color="#bb5f03" draw:start-intensity="100%" draw:end-intensity="100%" draw:angle="0" draw:border="0%"/>
    <draw:gradient draw:name="Gradient_20_14" draw:display-name="Gradient 14" draw:style="linear" draw:start-color="#993300" draw:end-color="#bb5f03" draw:start-intensity="100%" draw:end-intensity="100%" draw:angle="2250" draw:border="0%"/>
    <draw:gradient draw:name="Gradient_20_15" draw:display-name="Gradient 15" draw:style="rectangular" draw:cx="50%" draw:cy="50%" draw:start-color="#75755e" draw:end-color="#ffffcc" draw:start-intensity="100%" draw:end-intensity="100%" draw:angle="0" draw:border="0%"/>
    <draw:gradient draw:name="Gradient_20_16" draw:display-name="Gradient 16" draw:style="linear" draw:start-color="#dbbf91" draw:end-color="#645842" draw:start-intensity="100%" draw:end-intensity="100%" draw:angle="0" draw:border="0%"/>
    <draw:gradient draw:name="Gradient_20_7" draw:display-name="Gradient 7" draw:style="linear" draw:start-color="#bb5f03" draw:end-color="#993300" draw:start-intensity="100%" draw:end-intensity="100%" draw:angle="0" draw:border="0%"/>
    <draw:gradient draw:name="Gradient_20_8" draw:display-name="Gradient 8" draw:style="axial" draw:start-color="#993300" draw:end-color="#bb5f03" draw:start-intensity="100%" draw:end-intensity="100%" draw:angle="2250" draw:border="0%"/>
    <draw:gradient draw:name="Gradient_20_9" draw:display-name="Gradient 9" draw:style="linear" draw:start-color="#b76a03" draw:end-color="#9933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Garamond" style:font-family-generic="roman" style:font-pitch="variable" fo:color="#feec9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c94" style:text-outline="false" style:text-line-through-style="none" style:text-position="0% 100%" fo:font-family="Garamond" style:font-family-generic="roman" style:font-pitch="variable" fo:font-size="44pt" fo:font-style="normal" fo:text-shadow="1pt 1pt" style:text-underline-style="none" fo:font-weight="bold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ffff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eec94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cccc00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ffff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gradient" draw:fill-color="#993300" draw:fill-gradient-name="Gradient_20_7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fff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eec94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cccc00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ffff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ffff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ffff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ffff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ffff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1pt 1pt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1pt 1pt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olo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Garamond" style:font-family-generic="roman" style:font-pitch="variable" fo:color="#feec9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c94" style:text-outline="false" style:text-line-through-style="none" style:text-position="0% 100%" fo:font-family="Garamond" style:font-family-generic="roman" style:font-pitch="variable" fo:font-size="44pt" fo:font-style="normal" fo:text-shadow="1pt 1pt" style:text-underline-style="none" fo:font-weight="bold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olo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ffff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eec94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cccc00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ffff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ffffcc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gradient" draw:fill-color="#993300" draw:fill-gradient-name="Gradient_20_7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</style:style>
    <style:style style:name="Titolo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fff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eec94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cccc00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ffff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ffff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ffff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ffff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ffff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olo1-outline2" style:family="presentation" style:parent-style-name="Titolo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1pt 1pt" style:text-underline-style="none" fo:font-weight="normal" style:font-size-asian="28pt" style:font-size-complex="28pt" style:font-relief="none"/>
    </style:style>
    <style:style style:name="Titolo1-outline3" style:family="presentation" style:parent-style-name="Titolo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1pt 1pt" style:text-underline-style="none" fo:font-weight="normal" style:font-size-asian="24pt" style:font-size-complex="24pt" style:font-relief="none"/>
    </style:style>
    <style:style style:name="Titolo1-outline4" style:family="presentation" style:parent-style-name="Titolo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olo1-outline5" style:family="presentation" style:parent-style-name="Titolo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olo1-outline6" style:family="presentation" style:parent-style-name="Titolo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olo1-outline7" style:family="presentation" style:parent-style-name="Titolo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olo1-outline8" style:family="presentation" style:parent-style-name="Titolo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olo1-outline9" style:family="presentation" style:parent-style-name="Titolo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olo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olo2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o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2-backgroundobjects" style:family="presentation">
      <style:graphic-properties draw:shadow="hidden" draw:shadow-offset-x="0.3cm" draw:shadow-offset-y="0.3cm" draw:shadow-color="#808080"/>
    </style:style>
    <style:style style:name="Titolo2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2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olo2-outline2" style:family="presentation" style:parent-style-name="Titolo2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olo2-outline3" style:family="presentation" style:parent-style-name="Titolo2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olo2-outline4" style:family="presentation" style:parent-style-name="Titolo2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olo2-outline5" style:family="presentation" style:parent-style-name="Titolo2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olo2-outline6" style:family="presentation" style:parent-style-name="Titolo2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olo2-outline7" style:family="presentation" style:parent-style-name="Titolo2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olo2-outline8" style:family="presentation" style:parent-style-name="Titolo2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olo2-outline9" style:family="presentation" style:parent-style-name="Titolo2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993300" draw:fill-gradient-name="Gradient_20_7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bb5f03" draw:fill-gradient-name="Gradient_20_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gradient" draw:fill-color="#b76a03" draw:fill-gradient-name="Gradient_20_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gradient" draw:fill-color="#bb5f03" draw:fill-gradient-name="Gradient_20_1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gradient" draw:fill-color="#b76a03" draw:fill-gradient-name="Gradient_20_11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solid" draw:fill-color="#9a1e8d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gradient" draw:fill-color="#993300" draw:fill-gradient-name="Gradient_20_12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gradient" draw:fill-color="#bb5f03" draw:fill-gradient-name="Gradient_20_13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gradient" draw:fill-color="#bb5f03" draw:fill-gradient-name="Gradient_20_14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backgroundobjects" style:list-style-name="L2">
      <style:graphic-properties draw:stroke="none" draw:fill="none" draw:fill-color="#ff99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bb5f03"/>
    </style:style>
    <style:style style:name="pr2" style:family="presentation" style:parent-style-name="Standard-backgroundobjects" style:list-style-name="L2">
      <style:graphic-properties draw:stroke="none" draw:fill="none" draw:fill-color="#ff99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bb5f03"/>
    </style:style>
    <style:style style:name="pr3" style:family="presentation" style:parent-style-name="Standard-backgroundobjects" style:list-style-name="L2">
      <style:graphic-properties draw:stroke="none" draw:fill="none" draw:fill-color="#ff99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bb5f03"/>
    </style:style>
    <style:style style:name="pr4" style:family="presentation" style:parent-style-name="Titolo1-backgroundobjects" style:list-style-name="L2">
      <style:graphic-properties draw:stroke="none" draw:fill="none" draw:fill-color="#ff99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bb5f03"/>
    </style:style>
    <style:style style:name="pr5" style:family="presentation" style:parent-style-name="Titolo1-backgroundobjects" style:list-style-name="L2">
      <style:graphic-properties draw:stroke="none" draw:fill="none" draw:fill-color="#ff99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bb5f03"/>
    </style:style>
    <style:style style:name="pr6" style:family="presentation" style:parent-style-name="Titolo1-backgroundobjects" style:list-style-name="L2">
      <style:graphic-properties draw:stroke="none" draw:fill="none" draw:fill-color="#ff99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bb5f03"/>
    </style:style>
    <style:style style:name="pr7" style:family="presentation" style:parent-style-name="Titolo2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0cm" fo:margin-right="0cm" text:enable-numbering="false" fo:text-indent="0cm" style:writing-mode="lr-tb"/>
    </style:style>
    <style:style style:name="P12" style:family="paragraph">
      <style:paragraph-properties fo:margin-left="0cm" fo:margin-right="0cm" fo:text-align="center" text:enable-numbering="false" fo:text-indent="0cm"/>
    </style:style>
    <style:style style:name="P13" style:family="paragraph">
      <style:paragraph-properties fo:margin-left="0cm" fo:margin-right="0cm" fo:text-align="center" text:enable-numbering="false" fo:text-indent="0cm" style:writing-mode="lr-tb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'Times New Roman'" style:font-family-generic="roman" style:font-pitch="variable" fo:font-size="14pt" fo:text-shadow="1pt 1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g>
        <draw:custom-shape draw:style-name="gr3" draw:text-style-name="P3" draw:layer="backgroundobjects" svg:width="11.09cm" svg:height="8.687cm" svg:x="0cm" svg:y="9.737cm">
          <text:p/>
          <draw:enhanced-geometry svg:viewBox="0 0 2515 1970" draw:type="non-primitive" draw:enhanced-path="M 624 1778  L 744 1669  L 834 1627  L 852 1400  L 834 1225  L 876 1171  L 901 1268  L 979 1370  L 1116 1519  L 1231 1621  L 1353 1632  L 1471 1693  L 1664 1659  L 1819 1678  L 1975 1632  L 1893 1513  L 1920 1385  L 1874 1285  L 1865 1129  L 1783 967  L 1527 891  L 1289 873  L 1393 781  L 1549 745  L 1620 738  L 1753 732  L 1933 720  L 2107 618  L 2227 516  L 2377 438  L 2515 337  L 2420 343  L 2191 343  L 2077 331  L 2053 301  L 1951 301  L 1795 259  L 1645 289  L 1447 372  L 1297 408  L 1153 414  L 1308 337  L 1465 198  L 1453 168  L 1465 102  L 1477 36  L 1453 0  L 1417 24  L 1356 42  L 1189 102  L 1098 144  L 1026 144  L 991 168  L 889 331  L 852 408  L 726 480  L 649 540  L 643 540  L 637 534  L 600 516  L 564 492  L 552 486  L 540 474  L 528 462  L 504 444  L 474 426  L 444 408  L 415 390  L 385 372  L 366 366  L 360 360  L 192 234  L 210 307  L 570 564  L 558 618  L 444 732  L 324 787  L 318 787  L 258 811  L 127 853  L 0 901  L 0 1165  L 78 1147  L 372 1015  L 336 1117  L 222 1262  L 145 1453  L 139 1459  L 133 1465  L 102 1495  L 90 1507  L 84 1519  L 84 1531  L 96 1537  L 114 1549  L 127 1567  L 139 1597  L 145 1633  L 150 1663  L 156 1693  L 162 1717  L 162 1723  L 216 1796  L 216 1802  L 222 1814  L 228 1850  L 234 1886  L 240 1904  L 240 1916  L 246 1922  L 252 1934  L 258 1970  L 438 1970  L 462 1922  L 624 1778  L 624 1778  Z N"/>
        </draw:custom-shape>
        <draw:custom-shape draw:style-name="gr4" draw:text-style-name="P3" draw:layer="backgroundobjects" svg:width="9.313cm" svg:height="7.073cm" svg:x="0cm" svg:y="11.007cm">
          <text:p/>
          <draw:enhanced-geometry svg:viewBox="0 0 2123 1696" draw:type="non-primitive" draw:enhanced-path="M 580 1043  L 544 683  L 670 395  L 927 587  L 1214 869  L 1483 1109  L 1800 1360  L 1883 1414  L 1836 1354  L 1411 1001  L 1088 683  L 723 329  L 999 311  L 1286 317  L 1614 269  L 2123 197  L 2075 173  L 1543 257  L 1208 275  L 759 257  L 819 227  L 1142 0  L 1088 30  L 1010 84  L 855 191  L 670 281  L 634 359  L 305 587  L 0 725  L 0 731  L 0 767  L 299 635  L 592 431  L 508 671  L 526 995  L 460 1168  L 329 1480  L 323 1696  L 329 1696  L 347 1552  L 580 1043  L 580 1043  Z N"/>
        </draw:custom-shape>
        <draw:custom-shape draw:style-name="gr5" draw:text-style-name="P3" draw:layer="backgroundobjects" svg:width="16.175cm" svg:height="4.158cm" svg:x="9.225cm" svg:y="14.257cm">
          <text:p/>
          <draw:enhanced-geometry svg:viewBox="0 0 3668 943" draw:type="non-primitive" draw:enhanced-path="M 3482 300  L 3338 288  L 3320 264  L 3194 258  L 3019 216  L 2816 234  L 2533 288  L 2330 306  L 2149 312  L 2372 258  L 2624 156  L 2624 132  L 2666 78  L 2707 24  L 2695 0  L 2642 12  L 2557 30  L 2515 54  L 2425 84  L 2324 66  L 2191 90  L 2101 90  L 2047 108  L 1855 228  L 1771 288  L 1591 337  L 1465 379  L 1459 379  L 1453 373  L 1417 361  L 1381 343  L 1363 331  L 1357 324  L 1344 312  L 1320 300  L 1290 288  L 1260 270  L 1230 252  L 1187 227  L 1119 227  L 1357 397  L 1320 438  L 1135 522  L 960 558  L 684 600  L 474 630  L 390 684  L 132 781  L 0 829  L 234 847  L 498 829  L 925 739  L 840 817  L 637 925  L 613 943  L 1405 943  L 1411 925  L 1447 943  L 2924 943  L 2888 859  L 2713 775  L 2582 708  L 2336 636  L 2299 606  L 2509 582  L 2606 588  L 2773 588  L 3001 582  L 3259 516  L 3452 438  L 3668 391  L 3668 312  L 3482 300  L 3482 300  Z N"/>
        </draw:custom-shape>
        <draw:custom-shape draw:style-name="gr5" draw:text-style-name="P3" draw:layer="backgroundobjects" svg:width="4.291cm" svg:height="5.269cm" svg:x="0cm" svg:y="2.311cm">
          <text:p/>
          <draw:enhanced-geometry svg:viewBox="0 0 969 1192" draw:type="non-primitive" draw:enhanced-path="M 323 1186  L 490 1192  L 580 1150  L 813 1085  L 933 1055  L 759 989  L 556 953  L 197 971  L 299 893  L 496 803  L 694 671  L 700 671  L 712 665  L 753 647  L 777 641  L 789 629  L 795 617  L 789 611  L 783 599  L 783 575  L 795 545  L 807 515  L 825 485  L 837 455  L 843 437  L 849 431  L 849 347  L 849 341  L 855 335  L 873 305  L 885 269  L 897 239  L 903 227  L 909 215  L 927 173  L 945 137  L 951 125  L 951 119  L 969 0  L 945 47  L 783 113  L 706 161  L 460 233  L 281 287  L 173 293  L 12 485  L 0 509  L 0 1186  L 96 1180  L 323 1186  L 323 1186  Z N"/>
        </draw:custom-shape>
        <draw:custom-shape draw:style-name="gr5" draw:text-style-name="P3" draw:layer="backgroundobjects" svg:width="11.333cm" svg:height="9.993cm" svg:x="14.058cm" svg:y="0.004cm">
          <text:p/>
          <draw:enhanced-geometry svg:viewBox="0 0 2570 2266" draw:type="non-primitive" draw:enhanced-path="M 756 463  L 859 612  L 937 720  L 1087 853  L 1105 907  L 961 913  L 895 901  L 786 883  L 637 859  L 450 931  L 306 1021  L 150 1075  L 0 1153  L 78 1165  L 264 1220  L 361 1256  L 367 1298  L 444 1316  L 558 1400  L 697 1400  L 895 1346  L 1026 1346  L 1147 1358  L 991 1412  L 804 1538  L 804 1574  L 762 1645  L 726 1718  L 732 1754  L 768 1742  L 829 1730  L 865 1693  L 925 1663  L 991 1699  L 1087 1675  L 1135 1627  L 1147 1687  L 1183 1669  L 1333 1514  L 1399 1436  L 1526 1382  L 1615 1334  L 1627 1346  L 1645 1370  L 1669 1400  L 1681 1430  L 1687 1448  L 1699 1466  L 1729 1520  L 1747 1550  L 1766 1574  L 1772 1586  L 1778 1592  L 2124 2248  L 2215 2266  L 1693 1322  L 1723 1262  L 1861 1165  L 1988 1129  L 2173 1099  L 2318 1075  L 2390 1009  L 2570 895  L 2570 805  L 2516 787  L 2342 781  L 2042 871  L 2114 763  L 2264 624  L 2408 433  L 2414 433  L 2426 421  L 2456 397  L 2474 379  L 2486 367  L 2492 355  L 2486 349  L 2474 337  L 2474 307  L 2474 271  L 2480 228  L 2492 192  L 2498 156  L 2504 132  L 2504 126  L 2492 36  L 2492 36  L 2492 24  L 2498 0  L 2102 0  L 2006 60  L 1909 90  L 1808 337  L 1747 535  L 1687 588  L 1711 469  L 1687 343  L 1633 144  L 1585 12  L 1579 0  L 786 0  L 738 186  L 756 463  L 756 463  Z N"/>
        </draw:custom-shape>
        <draw:custom-shape draw:style-name="gr4" draw:text-style-name="P3" draw:layer="backgroundobjects" svg:width="9.636cm" svg:height="6.65cm" svg:x="15.544cm" svg:y="0.004cm">
          <text:p/>
          <draw:enhanced-geometry svg:viewBox="0 0 2176 1505" draw:type="non-primitive" draw:enhanced-path="M 1034 767  L 1190 1235  L 956 1193  L 723 1127  L 442 1109  L 0 1079  L 30 1115  L 496 1133  L 777 1187  L 1130 1301  L 1070 1319  L 711 1505  L 765 1481  L 861 1439  L 1022 1355  L 1214 1295  L 1267 1223  L 1632 1043  L 1931 953  L 2176 821  L 1961 911  L 1656 989  L 1339 1151  L 1501 905  L 1620 545  L 1740 372  L 1979 60  L 2003 0  L 1973 0  L 1596 480  L 1477 887  L 1255 1175  L 1130 905  L 1010 540  L 885 222  L 789 0  L 753 0  L 903 354  L 1034 767  L 1034 767  Z N"/>
        </draw:custom-shape>
        <draw:custom-shape draw:style-name="gr4" draw:text-style-name="P3" draw:layer="backgroundobjects" svg:width="3.598cm" svg:height="3.554cm" svg:x="0cm" svg:y="2.862cm">
          <text:p/>
          <draw:enhanced-geometry svg:viewBox="0 0 813 804" draw:type="non-primitive" draw:enhanced-path="M 161 564  L 329 438  L 646 216  L 813 0  L 676 150  L 144 504  L 0 732  L 0 804  L 161 564  L 161 564  Z N"/>
        </draw:custom-shape>
        <draw:custom-shape draw:style-name="gr4" draw:text-style-name="P3" draw:layer="backgroundobjects" svg:width="3.36cm" svg:height="0.472cm" svg:x="0cm" svg:y="6.813cm">
          <text:p/>
          <draw:enhanced-geometry svg:viewBox="0 0 759 107" draw:type="non-primitive" draw:enhanced-path="M 460 66  L 759 0  L 496 36  L 138 48  L 0 78  L 0 107  L 96 89  L 460 66  L 460 66  Z N"/>
        </draw:custom-shape>
        <draw:custom-shape draw:style-name="gr6" draw:text-style-name="P3" draw:layer="backgroundobjects" svg:width="14.032cm" svg:height="3.285cm" svg:x="10.204cm" svg:y="15.13cm">
          <text:p/>
          <draw:enhanced-geometry svg:viewBox="0 0 3169 743" draw:type="non-primitive" draw:enhanced-path="M 1387 239  L 1734 233  L 2087 251  L 2505 233  L 3169 204  L 3115 186  L 2422 221  L 2003 221  L 1459 186  L 1543 168  L 2039 0  L 1961 24  L 1836 66  L 1602 138  L 1339 198  L 1268 251  L 765 413  L 335 503  L 0 617  L 299 539  L 735 449  L 1178 311  L 981 491  L 867 743  L 861 743  L 933 743  L 1022 497  L 1297 281  L 1531 449  L 1770 677  L 1854 743  L 1919 743  L 1692 527  L 1387 239  L 1387 239  Z N"/>
        </draw:custom-shape>
        <draw:custom-shape draw:style-name="gr7" draw:text-style-name="P3" draw:layer="backgroundobjects" svg:width="0.004cm" svg:height="0.004cm" svg:x="0.847cm" svg:y="0.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backgroundobjects" svg:width="0.004cm" svg:height="0.004cm" svg:x="0.9cm" svg:y="0.5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backgroundobjects" svg:width="25.4cm" svg:height="1.27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gr8" draw:text-style-name="P3" draw:layer="backgroundobjects" svg:width="25.4cm" svg:height="1.482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gr9" draw:text-style-name="P3" draw:layer="backgroundobjects" svg:width="25.4cm" svg:height="1.27cm" svg:x="0cm" svg:y="0cm">
          <text:p/>
          <draw:enhanced-geometry svg:viewBox="0 0 5740 288" draw:type="non-primitive" draw:enhanced-path="M 5740 288  L 0 288  L 0 0  L 5740 0  L 5740 288  L 5740 288  Z N"/>
        </draw:custom-shape>
        <draw:custom-shape draw:style-name="gr10" draw:text-style-name="P3" draw:layer="backgroundobjects" svg:width="14.058cm" svg:height="8.925cm" svg:x="2.245cm" svg:y="1.01cm">
          <text:p/>
          <draw:enhanced-geometry svg:viewBox="0 0 3188 2024" draw:type="non-primitive" draw:enhanced-path="M 865 1429  L 871 1423  L 889 1411  L 907 1393  L 937 1369  L 991 1320  L 1015 1309  L 1033 1297  L 1057 1279  L 1086 1249  L 1111 1225  L 1123 1219  L 1123 1213  L 1057 1153  L 979 1051  L 877 1021  L 685 931  L 655 907  L 721 876  L 655 846  L 612 774  L 643 708  L 600 660  L 552 642  L 528 594  L 510 570  L 552 552  L 637 564  L 721 576  L 763 570  L 931 696  L 1091 850  L 1073 685  L 1009 566  L 945 393  L 1054 265  L 1137 45  L 1249 0  L 1338 137  L 1466 292  L 1502 411  L 1475 548  L 1347 768  L 1567 630  L 1687 462  L 1795 365  L 1940 239  L 2245 150  L 2498 138  L 2618 180  L 2815 138  L 3050 150  L 3176 168  L 3140 210  L 3116 192  L 2990 210  L 2906 263  L 2834 377  L 2768 534  L 2702 648  L 2738 726  L 2582 828  L 2444 913  L 2234 1009  L 2096 1063  L 1963 1075  L 2035 1117  L 2257 1111  L 2545 1135  L 2600 1207  L 2726 1303  L 2894 1441  L 2984 1471  L 3122 1555  L 3188 1543  L 3032 1585  L 3026 1585  L 3008 1591  L 2984 1591  L 2960 1597  L 2906 1603  L 2882 1609  L 2864 1609  L 2846 1609  L 2828 1609  L 2774 1615  L 2750 1615  L 2726 1621  L 2714 1621  L 2708 1621  L 2606 1657  L 2594 1657  L 2569 1657  L 2533 1663  L 2486 1669  L 2444 1675  L 2408 1681  L 2378 1687  L 2366 1699  L 2360 1705  L 2342 1705  L 2305 1687  L 2275 1669  L 2263 1663  L 2257 1657  L 2017 1585  L 1844 1489  L 1711 1453  L 1856 1693  L 1880 1844  L 1856 1994  L 1771 1922  L 1616 1795  L 1531 1753  L 1483 1633  L 1411 1477  L 1358 1381  L 1219 1291  L 1147 1279  L 127 2006  L 0 2024  L 865 1429  L 865 1429  Z N"/>
        </draw:custom-shape>
        <draw:custom-shape draw:style-name="gr4" draw:text-style-name="P3" draw:layer="backgroundobjects" svg:width="9.454cm" svg:height="7.88cm" svg:x="5.927cm" svg:y="1.292cm">
          <text:p/>
          <draw:enhanced-geometry svg:viewBox="0 0 2144 1787" draw:type="non-primitive" draw:enhanced-path="M 318 1078  L 217 928  L 102 808  L 36 742  L 0 700  L 270 958  L 294 1006  L 367 670  L 379 411  L 347 118  L 393 0  L 397 357  L 421 609  L 385 826  L 385 1036  L 877 784  L 1309 555  L 1802 249  L 2096 69  L 1814 279  L 1453 501  L 1123 700  L 739 898  L 463 1084  L 817 1193  L 1285 1187  L 1916 1396  L 2144 1420  L 1814 1408  L 1435 1288  L 1219 1229  L 799 1223  L 505 1145  L 733 1378  L 877 1619  L 1009 1787  L 817 1607  L 673 1372  L 415 1109  L 318 1078  L 318 1078  Z N"/>
        </draw:custom-shape>
        <draw:custom-shape draw:style-name="gr3" draw:text-style-name="P3" draw:layer="backgroundobjects" svg:width="12.471cm" svg:height="10.433cm" svg:x="12.929cm" svg:y="7.62cm">
          <text:p/>
          <draw:enhanced-geometry svg:viewBox="0 0 2828 2366" draw:type="non-primitive" draw:enhanced-path="M 2006 835  L 1873 715  L 1814 606  L 1747 438  L 1699 312  L 1615 252  L 1453 84  L 1375 0  L 1345 132  L 1369 294  L 1513 558  L 1381 492  L 1201 360  L 961 227  L 955 221  L 949 215  L 913 185  L 877 161  L 859 156  L 853 161  L 841 167  L 810 173  L 768 167  L 720 161  L 678 156  L 637 150  L 613 144  L 601 144  L 498 161  L 492 161  L 480 156  L 456 156  L 432 150  L 379 144  L 361 138  L 342 138  L 324 138  L 300 132  L 246 126  L 216 120  L 192 120  L 174 114  L 168 114  L 6 120  L 216 240  L 306 294  L 480 462  L 607 588  L 655 672  L 949 769  L 1177 817  L 1249 871  L 1117 853  L 972 871  L 756 919  L 619 961  L 492 1111  L 420 1214  L 348 1345  L 276 1441  L 192 1471  L 66 1465  L 42 1441  L 0 1471  L 126 1519  L 367 1585  L 570 1591  L 690 1664  L 949 1712  L 1260 1694  L 1411 1603  L 1519 1537  L 1645 1399  L 1699 1387  L 1735 1513  L 1729 1567  L 1723 1670  L 1723 1802  L 1831 1964  L 1957 2090  L 2042 2229  L 2155 2366  L 2161 2295  L 2191 2133  L 2215 2048  L 2258 2042  L 2270 1970  L 2342 1868  L 2324 1748  L 2233 1573  L 2209 1453  L 2209 1345  L 2294 1483  L 2461 1651  L 2504 1651  L 2588 1688  L 2678 1718  L 2720 1712  L 2695 1682  L 2678 1627  L 2630 1597  L 2588 1543  L 2618 1483  L 2576 1399  L 2510 1357  L 2576 1351  L 2552 1315  L 2354 1184  L 2252 1123  L 2173 1009  L 2102 931  L 2108 931  L 2114 925  L 2137 907  L 2167 883  L 2197 877  L 2215 871  L 2240 859  L 2300 829  L 2324 817  L 2348 799  L 2366 793  L 2372 787  L 2828 588  L 2828 528  L 2078 865  L 2006 835  L 2006 835  Z N"/>
        </draw:custom-shape>
        <draw:custom-shape draw:style-name="gr4" draw:text-style-name="P3" draw:layer="backgroundobjects" svg:width="9.534cm" svg:height="8.528cm" svg:x="13.935cm" svg:y="8.202cm">
          <text:p/>
          <draw:enhanced-geometry svg:viewBox="0 0 2153 1930" draw:type="non-primitive" draw:enhanced-path="M 1842 851  L 1937 1019  L 2051 1168  L 2117 1246  L 2153 1294  L 1889 977  L 1860 929  L 1782 1240  L 1770 1486  L 1818 1906  L 1788 1930  L 1746 1534  L 1728 1288  L 1764 1085  L 1770 875  L 1268 1007  L 825 1132  L 323 1312  L 18 1420  L 311 1282  L 682 1144  L 1022 1037  L 1411 929  L 1692 815  L 1333 623  L 861 515  L 227 161  L 0 83  L 329 179  L 712 383  L 933 491  L 1351 593  L 1650 743  L 1423 461  L 1286 191  L 1154 0  L 1339 215  L 1489 485  L 1746 803  L 1842 851  L 1842 851  Z N"/>
        </draw:custom-shape>
      </draw:g>
      <draw:frame presentation:style-name="Standard-title" draw:layer="backgroundobjects" svg:width="22.86cm" svg:height="3.985cm" svg:x="1.27cm" svg:y="0.367cm" presentation:class="title" presentation:placeholder="true">
        <draw:text-box/>
      </draw:frame>
      <draw:frame presentation:style-name="Standard-outline1" draw:layer="backgroundobjects" svg:width="22.86cm" svg:height="12.586cm" svg:x="1.27cm" svg:y="4.444cm" presentation:class="outline" presentation:placeholder="true">
        <draw:text-box/>
      </draw:frame>
      <draw:frame presentation:style-name="pr1" draw:text-style-name="P5" draw:layer="backgroundobjects" svg:width="5.927cm" svg:height="1.271cm" svg:x="1.269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927cm" svg:height="1.271cm" svg:x="18.202cm" svg:y="17.357cm" presentation:class="page-number">
        <draw:text-box>
          <text:p text:style-name="P8"><text:span text:style-name="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" style:page-layout-name="PM1" draw:style-name="dp1">
      <draw:g>
        <draw:custom-shape draw:style-name="gr3" draw:text-style-name="P3" draw:layer="backgroundobjects" svg:width="11.09cm" svg:height="8.687cm" svg:x="0cm" svg:y="9.737cm">
          <text:p/>
          <draw:enhanced-geometry svg:viewBox="0 0 2515 1970" draw:type="non-primitive" draw:enhanced-path="M 624 1778  L 744 1669  L 834 1627  L 852 1400  L 834 1225  L 876 1171  L 901 1268  L 979 1370  L 1116 1519  L 1231 1621  L 1353 1632  L 1471 1693  L 1664 1659  L 1819 1678  L 1975 1632  L 1893 1513  L 1920 1385  L 1874 1285  L 1865 1129  L 1783 967  L 1527 891  L 1289 873  L 1393 781  L 1549 745  L 1620 738  L 1753 732  L 1933 720  L 2107 618  L 2227 516  L 2377 438  L 2515 337  L 2420 343  L 2191 343  L 2077 331  L 2053 301  L 1951 301  L 1795 259  L 1645 289  L 1447 372  L 1297 408  L 1153 414  L 1308 337  L 1465 198  L 1453 168  L 1465 102  L 1477 36  L 1453 0  L 1417 24  L 1356 42  L 1189 102  L 1098 144  L 1026 144  L 991 168  L 889 331  L 852 408  L 726 480  L 649 540  L 643 540  L 637 534  L 600 516  L 564 492  L 552 486  L 540 474  L 528 462  L 504 444  L 474 426  L 444 408  L 415 390  L 385 372  L 366 366  L 360 360  L 192 234  L 210 307  L 570 564  L 558 618  L 444 732  L 324 787  L 318 787  L 258 811  L 127 853  L 0 901  L 0 1165  L 78 1147  L 372 1015  L 336 1117  L 222 1262  L 145 1453  L 139 1459  L 133 1465  L 102 1495  L 90 1507  L 84 1519  L 84 1531  L 96 1537  L 114 1549  L 127 1567  L 139 1597  L 145 1633  L 150 1663  L 156 1693  L 162 1717  L 162 1723  L 216 1796  L 216 1802  L 222 1814  L 228 1850  L 234 1886  L 240 1904  L 240 1916  L 246 1922  L 252 1934  L 258 1970  L 438 1970  L 462 1922  L 624 1778  L 624 1778  Z N"/>
        </draw:custom-shape>
        <draw:custom-shape draw:style-name="gr4" draw:text-style-name="P3" draw:layer="backgroundobjects" svg:width="9.313cm" svg:height="7.073cm" svg:x="0cm" svg:y="11.007cm">
          <text:p/>
          <draw:enhanced-geometry svg:viewBox="0 0 2123 1696" draw:type="non-primitive" draw:enhanced-path="M 580 1043  L 544 683  L 670 395  L 927 587  L 1214 869  L 1483 1109  L 1800 1360  L 1883 1414  L 1836 1354  L 1411 1001  L 1088 683  L 723 329  L 999 311  L 1286 317  L 1614 269  L 2123 197  L 2075 173  L 1543 257  L 1208 275  L 759 257  L 819 227  L 1142 0  L 1088 30  L 1010 84  L 855 191  L 670 281  L 634 359  L 305 587  L 0 725  L 0 731  L 0 767  L 299 635  L 592 431  L 508 671  L 526 995  L 460 1168  L 329 1480  L 323 1696  L 329 1696  L 347 1552  L 580 1043  L 580 1043  Z N"/>
        </draw:custom-shape>
        <draw:custom-shape draw:style-name="gr5" draw:text-style-name="P3" draw:layer="backgroundobjects" svg:width="16.175cm" svg:height="4.158cm" svg:x="9.225cm" svg:y="14.257cm">
          <text:p/>
          <draw:enhanced-geometry svg:viewBox="0 0 3668 943" draw:type="non-primitive" draw:enhanced-path="M 3482 300  L 3338 288  L 3320 264  L 3194 258  L 3019 216  L 2816 234  L 2533 288  L 2330 306  L 2149 312  L 2372 258  L 2624 156  L 2624 132  L 2666 78  L 2707 24  L 2695 0  L 2642 12  L 2557 30  L 2515 54  L 2425 84  L 2324 66  L 2191 90  L 2101 90  L 2047 108  L 1855 228  L 1771 288  L 1591 337  L 1465 379  L 1459 379  L 1453 373  L 1417 361  L 1381 343  L 1363 331  L 1357 324  L 1344 312  L 1320 300  L 1290 288  L 1260 270  L 1230 252  L 1187 227  L 1119 227  L 1357 397  L 1320 438  L 1135 522  L 960 558  L 684 600  L 474 630  L 390 684  L 132 781  L 0 829  L 234 847  L 498 829  L 925 739  L 840 817  L 637 925  L 613 943  L 1405 943  L 1411 925  L 1447 943  L 2924 943  L 2888 859  L 2713 775  L 2582 708  L 2336 636  L 2299 606  L 2509 582  L 2606 588  L 2773 588  L 3001 582  L 3259 516  L 3452 438  L 3668 391  L 3668 312  L 3482 300  L 3482 300  Z N"/>
        </draw:custom-shape>
        <draw:custom-shape draw:style-name="gr5" draw:text-style-name="P3" draw:layer="backgroundobjects" svg:width="4.291cm" svg:height="5.269cm" svg:x="0cm" svg:y="2.311cm">
          <text:p/>
          <draw:enhanced-geometry svg:viewBox="0 0 969 1192" draw:type="non-primitive" draw:enhanced-path="M 323 1186  L 490 1192  L 580 1150  L 813 1085  L 933 1055  L 759 989  L 556 953  L 197 971  L 299 893  L 496 803  L 694 671  L 700 671  L 712 665  L 753 647  L 777 641  L 789 629  L 795 617  L 789 611  L 783 599  L 783 575  L 795 545  L 807 515  L 825 485  L 837 455  L 843 437  L 849 431  L 849 347  L 849 341  L 855 335  L 873 305  L 885 269  L 897 239  L 903 227  L 909 215  L 927 173  L 945 137  L 951 125  L 951 119  L 969 0  L 945 47  L 783 113  L 706 161  L 460 233  L 281 287  L 173 293  L 12 485  L 0 509  L 0 1186  L 96 1180  L 323 1186  L 323 1186  Z N"/>
        </draw:custom-shape>
        <draw:custom-shape draw:style-name="gr5" draw:text-style-name="P3" draw:layer="backgroundobjects" svg:width="11.333cm" svg:height="9.993cm" svg:x="14.058cm" svg:y="0.004cm">
          <text:p/>
          <draw:enhanced-geometry svg:viewBox="0 0 2570 2266" draw:type="non-primitive" draw:enhanced-path="M 756 463  L 859 612  L 937 720  L 1087 853  L 1105 907  L 961 913  L 895 901  L 786 883  L 637 859  L 450 931  L 306 1021  L 150 1075  L 0 1153  L 78 1165  L 264 1220  L 361 1256  L 367 1298  L 444 1316  L 558 1400  L 697 1400  L 895 1346  L 1026 1346  L 1147 1358  L 991 1412  L 804 1538  L 804 1574  L 762 1645  L 726 1718  L 732 1754  L 768 1742  L 829 1730  L 865 1693  L 925 1663  L 991 1699  L 1087 1675  L 1135 1627  L 1147 1687  L 1183 1669  L 1333 1514  L 1399 1436  L 1526 1382  L 1615 1334  L 1627 1346  L 1645 1370  L 1669 1400  L 1681 1430  L 1687 1448  L 1699 1466  L 1729 1520  L 1747 1550  L 1766 1574  L 1772 1586  L 1778 1592  L 2124 2248  L 2215 2266  L 1693 1322  L 1723 1262  L 1861 1165  L 1988 1129  L 2173 1099  L 2318 1075  L 2390 1009  L 2570 895  L 2570 805  L 2516 787  L 2342 781  L 2042 871  L 2114 763  L 2264 624  L 2408 433  L 2414 433  L 2426 421  L 2456 397  L 2474 379  L 2486 367  L 2492 355  L 2486 349  L 2474 337  L 2474 307  L 2474 271  L 2480 228  L 2492 192  L 2498 156  L 2504 132  L 2504 126  L 2492 36  L 2492 36  L 2492 24  L 2498 0  L 2102 0  L 2006 60  L 1909 90  L 1808 337  L 1747 535  L 1687 588  L 1711 469  L 1687 343  L 1633 144  L 1585 12  L 1579 0  L 786 0  L 738 186  L 756 463  L 756 463  Z N"/>
        </draw:custom-shape>
        <draw:custom-shape draw:style-name="gr4" draw:text-style-name="P3" draw:layer="backgroundobjects" svg:width="9.636cm" svg:height="6.65cm" svg:x="15.544cm" svg:y="0.004cm">
          <text:p/>
          <draw:enhanced-geometry svg:viewBox="0 0 2176 1505" draw:type="non-primitive" draw:enhanced-path="M 1034 767  L 1190 1235  L 956 1193  L 723 1127  L 442 1109  L 0 1079  L 30 1115  L 496 1133  L 777 1187  L 1130 1301  L 1070 1319  L 711 1505  L 765 1481  L 861 1439  L 1022 1355  L 1214 1295  L 1267 1223  L 1632 1043  L 1931 953  L 2176 821  L 1961 911  L 1656 989  L 1339 1151  L 1501 905  L 1620 545  L 1740 372  L 1979 60  L 2003 0  L 1973 0  L 1596 480  L 1477 887  L 1255 1175  L 1130 905  L 1010 540  L 885 222  L 789 0  L 753 0  L 903 354  L 1034 767  L 1034 767  Z N"/>
        </draw:custom-shape>
        <draw:custom-shape draw:style-name="gr4" draw:text-style-name="P3" draw:layer="backgroundobjects" svg:width="3.598cm" svg:height="3.554cm" svg:x="0cm" svg:y="2.862cm">
          <text:p/>
          <draw:enhanced-geometry svg:viewBox="0 0 813 804" draw:type="non-primitive" draw:enhanced-path="M 161 564  L 329 438  L 646 216  L 813 0  L 676 150  L 144 504  L 0 732  L 0 804  L 161 564  L 161 564  Z N"/>
        </draw:custom-shape>
        <draw:custom-shape draw:style-name="gr4" draw:text-style-name="P3" draw:layer="backgroundobjects" svg:width="3.36cm" svg:height="0.472cm" svg:x="0cm" svg:y="6.813cm">
          <text:p/>
          <draw:enhanced-geometry svg:viewBox="0 0 759 107" draw:type="non-primitive" draw:enhanced-path="M 460 66  L 759 0  L 496 36  L 138 48  L 0 78  L 0 107  L 96 89  L 460 66  L 460 66  Z N"/>
        </draw:custom-shape>
        <draw:custom-shape draw:style-name="gr6" draw:text-style-name="P3" draw:layer="backgroundobjects" svg:width="14.032cm" svg:height="3.285cm" svg:x="10.204cm" svg:y="15.13cm">
          <text:p/>
          <draw:enhanced-geometry svg:viewBox="0 0 3169 743" draw:type="non-primitive" draw:enhanced-path="M 1387 239  L 1734 233  L 2087 251  L 2505 233  L 3169 204  L 3115 186  L 2422 221  L 2003 221  L 1459 186  L 1543 168  L 2039 0  L 1961 24  L 1836 66  L 1602 138  L 1339 198  L 1268 251  L 765 413  L 335 503  L 0 617  L 299 539  L 735 449  L 1178 311  L 981 491  L 867 743  L 861 743  L 933 743  L 1022 497  L 1297 281  L 1531 449  L 1770 677  L 1854 743  L 1919 743  L 1692 527  L 1387 239  L 1387 239  Z N"/>
        </draw:custom-shape>
        <draw:custom-shape draw:style-name="gr7" draw:text-style-name="P3" draw:layer="backgroundobjects" svg:width="0.004cm" svg:height="0.004cm" svg:x="0.847cm" svg:y="0.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backgroundobjects" svg:width="0.004cm" svg:height="0.004cm" svg:x="0.9cm" svg:y="0.5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backgroundobjects" svg:width="25.4cm" svg:height="1.27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gr8" draw:text-style-name="P3" draw:layer="backgroundobjects" svg:width="25.4cm" svg:height="1.482cm" svg:x="0cm" svg:y="17.78cm">
          <text:p/>
          <draw:enhanced-geometry svg:viewBox="0 0 5740 288" draw:type="non-primitive" draw:enhanced-path="M 5740 288  L 0 288  L 0 0  L 5740 0  L 5740 288  L 5740 288  Z N"/>
        </draw:custom-shape>
        <draw:custom-shape draw:style-name="gr9" draw:text-style-name="P3" draw:layer="backgroundobjects" svg:width="25.4cm" svg:height="1.27cm" svg:x="0cm" svg:y="0cm">
          <text:p/>
          <draw:enhanced-geometry svg:viewBox="0 0 5740 288" draw:type="non-primitive" draw:enhanced-path="M 5740 288  L 0 288  L 0 0  L 5740 0  L 5740 288  L 5740 288  Z N"/>
        </draw:custom-shape>
        <draw:custom-shape draw:style-name="gr10" draw:text-style-name="P3" draw:layer="backgroundobjects" svg:width="14.058cm" svg:height="8.925cm" svg:x="2.245cm" svg:y="1.01cm">
          <text:p/>
          <draw:enhanced-geometry svg:viewBox="0 0 3188 2024" draw:type="non-primitive" draw:enhanced-path="M 865 1429  L 871 1423  L 889 1411  L 907 1393  L 937 1369  L 991 1320  L 1015 1309  L 1033 1297  L 1057 1279  L 1086 1249  L 1111 1225  L 1123 1219  L 1123 1213  L 1057 1153  L 979 1051  L 877 1021  L 685 931  L 655 907  L 721 876  L 655 846  L 612 774  L 643 708  L 600 660  L 552 642  L 528 594  L 510 570  L 552 552  L 637 564  L 721 576  L 763 570  L 931 696  L 1091 850  L 1073 685  L 1009 566  L 945 393  L 1054 265  L 1137 45  L 1249 0  L 1338 137  L 1466 292  L 1502 411  L 1475 548  L 1347 768  L 1567 630  L 1687 462  L 1795 365  L 1940 239  L 2245 150  L 2498 138  L 2618 180  L 2815 138  L 3050 150  L 3176 168  L 3140 210  L 3116 192  L 2990 210  L 2906 263  L 2834 377  L 2768 534  L 2702 648  L 2738 726  L 2582 828  L 2444 913  L 2234 1009  L 2096 1063  L 1963 1075  L 2035 1117  L 2257 1111  L 2545 1135  L 2600 1207  L 2726 1303  L 2894 1441  L 2984 1471  L 3122 1555  L 3188 1543  L 3032 1585  L 3026 1585  L 3008 1591  L 2984 1591  L 2960 1597  L 2906 1603  L 2882 1609  L 2864 1609  L 2846 1609  L 2828 1609  L 2774 1615  L 2750 1615  L 2726 1621  L 2714 1621  L 2708 1621  L 2606 1657  L 2594 1657  L 2569 1657  L 2533 1663  L 2486 1669  L 2444 1675  L 2408 1681  L 2378 1687  L 2366 1699  L 2360 1705  L 2342 1705  L 2305 1687  L 2275 1669  L 2263 1663  L 2257 1657  L 2017 1585  L 1844 1489  L 1711 1453  L 1856 1693  L 1880 1844  L 1856 1994  L 1771 1922  L 1616 1795  L 1531 1753  L 1483 1633  L 1411 1477  L 1358 1381  L 1219 1291  L 1147 1279  L 127 2006  L 0 2024  L 865 1429  L 865 1429  Z N"/>
        </draw:custom-shape>
        <draw:custom-shape draw:style-name="gr4" draw:text-style-name="P3" draw:layer="backgroundobjects" svg:width="9.454cm" svg:height="7.88cm" svg:x="5.927cm" svg:y="1.292cm">
          <text:p/>
          <draw:enhanced-geometry svg:viewBox="0 0 2144 1787" draw:type="non-primitive" draw:enhanced-path="M 318 1078  L 217 928  L 102 808  L 36 742  L 0 700  L 270 958  L 294 1006  L 367 670  L 379 411  L 347 118  L 393 0  L 397 357  L 421 609  L 385 826  L 385 1036  L 877 784  L 1309 555  L 1802 249  L 2096 69  L 1814 279  L 1453 501  L 1123 700  L 739 898  L 463 1084  L 817 1193  L 1285 1187  L 1916 1396  L 2144 1420  L 1814 1408  L 1435 1288  L 1219 1229  L 799 1223  L 505 1145  L 733 1378  L 877 1619  L 1009 1787  L 817 1607  L 673 1372  L 415 1109  L 318 1078  L 318 1078  Z N"/>
        </draw:custom-shape>
        <draw:custom-shape draw:style-name="gr3" draw:text-style-name="P3" draw:layer="backgroundobjects" svg:width="12.471cm" svg:height="10.433cm" svg:x="12.929cm" svg:y="7.62cm">
          <text:p/>
          <draw:enhanced-geometry svg:viewBox="0 0 2828 2366" draw:type="non-primitive" draw:enhanced-path="M 2006 835  L 1873 715  L 1814 606  L 1747 438  L 1699 312  L 1615 252  L 1453 84  L 1375 0  L 1345 132  L 1369 294  L 1513 558  L 1381 492  L 1201 360  L 961 227  L 955 221  L 949 215  L 913 185  L 877 161  L 859 156  L 853 161  L 841 167  L 810 173  L 768 167  L 720 161  L 678 156  L 637 150  L 613 144  L 601 144  L 498 161  L 492 161  L 480 156  L 456 156  L 432 150  L 379 144  L 361 138  L 342 138  L 324 138  L 300 132  L 246 126  L 216 120  L 192 120  L 174 114  L 168 114  L 6 120  L 216 240  L 306 294  L 480 462  L 607 588  L 655 672  L 949 769  L 1177 817  L 1249 871  L 1117 853  L 972 871  L 756 919  L 619 961  L 492 1111  L 420 1214  L 348 1345  L 276 1441  L 192 1471  L 66 1465  L 42 1441  L 0 1471  L 126 1519  L 367 1585  L 570 1591  L 690 1664  L 949 1712  L 1260 1694  L 1411 1603  L 1519 1537  L 1645 1399  L 1699 1387  L 1735 1513  L 1729 1567  L 1723 1670  L 1723 1802  L 1831 1964  L 1957 2090  L 2042 2229  L 2155 2366  L 2161 2295  L 2191 2133  L 2215 2048  L 2258 2042  L 2270 1970  L 2342 1868  L 2324 1748  L 2233 1573  L 2209 1453  L 2209 1345  L 2294 1483  L 2461 1651  L 2504 1651  L 2588 1688  L 2678 1718  L 2720 1712  L 2695 1682  L 2678 1627  L 2630 1597  L 2588 1543  L 2618 1483  L 2576 1399  L 2510 1357  L 2576 1351  L 2552 1315  L 2354 1184  L 2252 1123  L 2173 1009  L 2102 931  L 2108 931  L 2114 925  L 2137 907  L 2167 883  L 2197 877  L 2215 871  L 2240 859  L 2300 829  L 2324 817  L 2348 799  L 2366 793  L 2372 787  L 2828 588  L 2828 528  L 2078 865  L 2006 835  L 2006 835  Z N"/>
        </draw:custom-shape>
        <draw:custom-shape draw:style-name="gr4" draw:text-style-name="P3" draw:layer="backgroundobjects" svg:width="9.534cm" svg:height="8.528cm" svg:x="13.935cm" svg:y="8.202cm">
          <text:p/>
          <draw:enhanced-geometry svg:viewBox="0 0 2153 1930" draw:type="non-primitive" draw:enhanced-path="M 1842 851  L 1937 1019  L 2051 1168  L 2117 1246  L 2153 1294  L 1889 977  L 1860 929  L 1782 1240  L 1770 1486  L 1818 1906  L 1788 1930  L 1746 1534  L 1728 1288  L 1764 1085  L 1770 875  L 1268 1007  L 825 1132  L 323 1312  L 18 1420  L 311 1282  L 682 1144  L 1022 1037  L 1411 929  L 1692 815  L 1333 623  L 861 515  L 227 161  L 0 83  L 329 179  L 712 383  L 933 491  L 1351 593  L 1650 743  L 1423 461  L 1286 191  L 1154 0  L 1339 215  L 1489 485  L 1746 803  L 1842 851  L 1842 851  Z N"/>
        </draw:custom-shape>
      </draw:g>
      <draw:frame presentation:style-name="Titolo1-title" draw:layer="backgroundobjects" svg:width="21.59cm" svg:height="4.825cm" svg:x="1.905cm" svg:y="5.08cm" presentation:class="title" presentation:placeholder="true">
        <draw:text-box/>
      </draw:frame>
      <draw:frame presentation:style-name="pr4" draw:text-style-name="P5" draw:layer="backgroundobjects" svg:width="5.927cm" svg:height="1.271cm" svg:x="1.269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5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6" draw:text-style-name="P9" draw:layer="backgroundobjects" svg:width="5.927cm" svg:height="1.271cm" svg:x="18.202cm" svg:y="17.357cm" presentation:class="page-number">
        <draw:text-box>
          <text:p text:style-name="P8"><text:span text:style-name="T1"><text:page-number>&lt;numero&gt;</text:page-number></text:span></text:p>
        </draw:text-box>
      </draw:frame>
      <draw:frame presentation:style-name="Titolo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olo1-title" draw:layer="backgroundobjects" svg:width="9.999cm" svg:height="9.999cm" svg:x="0cm" svg:y="0cm" presentation:class="page"/>
        <draw:frame presentation:style-name="Tito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2" style:page-layout-name="PM1" draw:style-name="dp2">
      <draw:frame presentation:style-name="Titolo2-title" draw:layer="backgroundobjects" svg:width="22.86cm" svg:height="3.985cm" svg:x="1.27cm" svg:y="0.358cm" presentation:class="title" presentation:placeholder="true">
        <draw:text-box/>
      </draw:frame>
      <draw:frame presentation:style-name="Titolo2-outline1" draw:layer="backgroundobjects" svg:width="22.86cm" svg:height="12.573cm" svg:x="1.27cm" svg:y="4.445cm" presentation:class="outline" presentation:placeholder="true">
        <draw:text-box/>
      </draw:frame>
      <draw:frame presentation:style-name="pr7" draw:text-style-name="P11" draw:layer="backgroundobjects" svg:width="5.927cm" svg:height="1.324cm" svg:x="1.269cm" svg:y="17.347cm" presentation:class="date-time">
        <draw:text-box>
          <text:p text:style-name="P10"><text:span text:style-name="T2"><presentation:date-time/></text:span></text:p>
        </draw:text-box>
      </draw:frame>
      <draw:frame presentation:style-name="pr7" draw:text-style-name="P13" draw:layer="backgroundobjects" svg:width="8.044cm" svg:height="1.324cm" svg:x="8.678cm" svg:y="17.347cm" presentation:class="footer">
        <draw:text-box>
          <text:p text:style-name="P12"><text:span text:style-name="T2"><presentation:footer/></text:span></text:p>
        </draw:text-box>
      </draw:frame>
      <draw:frame presentation:style-name="pr7" draw:text-style-name="P15" draw:layer="backgroundobjects" svg:width="5.927cm" svg:height="1.324cm" svg:x="18.202cm" svg:y="17.347cm" presentation:class="page-number">
        <draw:text-box>
          <text:p text:style-name="P14"><text:span text:style-name="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olo2-title" draw:layer="backgroundobjects" svg:width="9.999cm" svg:height="9.999cm" svg:x="0cm" svg:y="0cm" presentation:class="page"/>
        <draw:frame presentation:style-name="Tito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weet Lyl’s</dc:title>
    <meta:initial-creator>ecdl</meta:initial-creator>
    <meta:creation-date>2004-12-17T10:34:22</meta:creation-date>
    <dc:creator>Marco</dc:creator>
    <dc:date>2006-07-20T02:41:26</dc:date>
    <meta:print-date>2006-07-20T02:44:46</meta:print-date>
    <dc:language>it-IT</dc:language>
    <meta:editing-cycles>9</meta:editing-cycles>
    <meta:editing-duration>PT44M49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ffffff" draw:fill-image-width="0cm" draw:fill-image-height="0cm"/>
    </style:style>
    <style:style style:name="ch2" style:family="chart">
      <style:graphic-properties svg:stroke-color="#ffffff" draw:fill="none"/>
      <style:text-properties fo:color="#ffffff" fo:font-family="Arial" style:font-family-generic="swiss" style:font-pitch="variable" fo:font-size="16pt" style:font-family-asian="'Arial Unicode MS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none" svg:stroke-width="0cm" svg:stroke-color="#000000"/>
      <style:text-properties fo:color="#ffffff" fo:font-family="Arial" style:font-family-generic="swiss" style:font-pitch="variable" fo:font-size="14.1000003814697pt" style:font-family-asian="'Arial Unicode MS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ffffff"/>
      <style:text-properties fo:color="#ffffff" fo:font-family="Arial" style:font-family-generic="swiss" style:font-pitch="variable" fo:font-size="16pt" style:font-family-asian="'Arial Unicode MS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6" style:family="chart">
      <style:chart-properties chart:mean-value="false" chart:error-category="none" chart:data-label-number="none" chart:data-label-text="false" chart:data-label-symbol="false"/>
      <style:graphic-properties draw:stroke="solid" svg:stroke-color="#ffffff" draw:fill-color="#994701" draw:opacity-name="Transparency_20_1" draw:fill-image-width="0cm" draw:fill-image-height="0cm" dr3d:horizontal-segments="32"/>
      <style:text-properties fo:font-family="Arial" style:font-family-generic="swiss" style:font-pitch="variable" fo:font-size="12.1999998092651pt" style:font-family-asian="'Arial Unicode MS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7" style:family="chart">
      <style:chart-properties chart:data-label-number="none" chart:data-label-text="false" chart:data-label-symbol="false"/>
      <style:graphic-properties draw:opacity="50%" draw:fill-image-width="0cm" draw:fill-image-height="0cm"/>
    </style:style>
    <style:style style:name="ch8" style:family="chart">
      <style:chart-properties chart:data-label-number="none" chart:data-label-text="false" chart:data-label-symbol="false"/>
      <style:graphic-properties draw:stroke="solid" svg:stroke-color="#ffffff" draw:fill-color="#993366" draw:opacity="100%" draw:opacity-name="Transparency_20_1" draw:fill-image-width="0cm" draw:fill-image-height="0cm" dr3d:horizontal-segments="32" dr3d:edge-rounding="5%" dr3d:backface-culling="disabled" dr3d:normals-kind="sphere" dr3d:normals-direction="normal" dr3d:emissive-color="#151600" dr3d:specular-color="#ffff99" dr3d:shininess="75%"/>
      <style:text-properties fo:font-family="Arial" style:font-family-generic="swiss" style:font-pitch="variable" fo:font-size="12.1999998092651pt" style:font-family-asian="'Arial Unicode MS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9" style:family="chart">
      <style:graphic-properties draw:stroke="solid" svg:stroke-color="#ffffff" draw:fill-color="#ffffcc" draw:opacity="100%" draw:opacity-name="Transparency_20_1" draw:fill-image-width="0cm" draw:fill-image-height="0cm" dr3d:horizontal-segments="32" dr3d:edge-rounding="5%" dr3d:backface-culling="disabled" dr3d:normals-kind="sphere" dr3d:normals-direction="normal" dr3d:emissive-color="#151600" dr3d:specular-color="#ffff99" dr3d:shininess="75%"/>
      <style:text-properties fo:font-family="Arial" style:font-family-generic="swiss" style:font-pitch="variable" fo:font-size="12.1999998092651pt" style:font-family-asian="'Arial Unicode MS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10" style:family="chart">
      <style:graphic-properties draw:stroke="solid" svg:stroke-color="#ffffff" draw:fill-color="#ccffff" draw:opacity="100%" draw:opacity-name="Transparency_20_1" draw:fill-image-width="0cm" draw:fill-image-height="0cm" dr3d:horizontal-segments="32" dr3d:edge-rounding="5%" dr3d:backface-culling="disabled" dr3d:normals-kind="sphere" dr3d:normals-direction="normal" dr3d:emissive-color="#151600" dr3d:specular-color="#ffff99" dr3d:shininess="75%"/>
      <style:text-properties fo:font-family="Arial" style:font-family-generic="swiss" style:font-pitch="variable" fo:font-size="12.1999998092651pt" style:font-family-asian="'Arial Unicode MS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11" style:family="chart">
      <style:graphic-properties draw:stroke="none" svg:stroke-color="#ffffff" draw:fill="none" draw:fill-color="#994701" draw:fill-image-width="0cm" draw:fill-image-height="0cm"/>
    </style:style>
    <style:style style:name="ch12" style:family="chart">
      <style:graphic-properties draw:stroke="none" draw:fill-color="#994701"/>
    </style:style>
  </office:automatic-styles>
  <office:body>
    <office:chart>
      <chart:chart svg:width="23.18cm" svg:height="14.339cm" chart:class="chart:bar" chart:style-name="ch1">
        <chart:legend chart:legend-position="end" svg:x="19.584cm" svg:y="5.441cm" chart:style-name="ch2"/>
        <chart:plot-area chart:style-name="ch3" svg:x="0.462cm" svg:y="0.568cm" svg:width="18.199cm" svg:height="13.485cm">
          <chart:axis chart:dimension="x" chart:name="primary-x" chart:style-name="ch4">
            <chart:categories table:cell-range-address="local-table.A2:.A2"/>
          </chart:axis>
          <chart:axis chart:dimension="y" chart:name="primary-y" chart:style-name="ch5"/>
          <chart:series chart:values-cell-range-address="local-table.B2:.B2" chart:label-cell-address="local-table.B1" chart:style-name="ch6">
            <chart:data-point chart:style-name="ch7"/>
          </chart:series>
          <chart:series chart:values-cell-range-address="local-table.C2:.C2" chart:label-cell-address="local-table.C1" chart:style-name="ch8">
            <chart:data-point/>
          </chart:series>
          <chart:series chart:values-cell-range-address="local-table.D2:.D2" chart:label-cell-address="local-table.D1" chart:style-name="ch9">
            <chart:data-point/>
          </chart:series>
          <chart:series chart:values-cell-range-address="local-table.E2:.E2" chart:label-cell-address="local-table.E1" chart:style-name="ch10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re</text:p>
              </table:table-cell>
            </table:table-row>
          </table:table-header-rows>
          <table:table-rows>
            <table:table-row>
              <table:table-cell office:value-type="string">
                <text:p>0-1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-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-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Over 40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opacity draw:name="Transparency_20_1" draw:display-name="Transparency 1" draw:style="linear" draw:start="100%" draw:end="0%" draw:angle="0" draw:border="0%"/>
  </office:styles>
</office:document-styles>
</file>